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/>
          <table:table-cell office:value-type="string" calcext:value-type="string">
            <text:p>Completo</text:p>
          </table:table-cell>
          <table:table-cell table:number-columns-repeated="6"/>
          <table:table-cell office:value-type="string" calcext:value-type="string">
            <text:p>Ejesfijos 45</text:p>
          </table:table-cell>
          <table:table-cell table:number-columns-repeated="7"/>
          <table:table-cell office:value-type="string" calcext:value-type="string">
            <text:p>Ejesfijos 90</text:p>
          </table:table-cell>
          <table:table-cell table:number-columns-repeated="6"/>
          <table:table-cell office:value-type="string" calcext:value-type="string">
            <text:p>Nodos 10</text:p>
          </table:table-cell>
          <table:table-cell table:number-columns-repeated="6"/>
          <table:table-cell office:value-type="string" calcext:value-type="string">
            <text:p>Nodos 20</text:p>
          </table:table-cell>
          <table:table-cell table:number-columns-repeated="6"/>
          <table:table-cell office:value-type="string" calcext:value-type="string">
            <text:p>Nodos 30</text:p>
          </table:table-cell>
          <table:table-cell table:number-columns-repeated="6"/>
          <table:table-cell office:value-type="string" calcext:value-type="string">
            <text:p>Tablero</text:p>
          </table:table-cell>
          <table:table-cell table:number-columns-repeated="6"/>
          <table:table-cell office:value-type="string" calcext:value-type="string">
            <text:p>Vaci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9313" calcext:value-type="float">
            <text:p>1.93E-005</text:p>
          </table:table-cell>
          <table:table-cell table:style-name="ce1" office:value-type="float" office:value="0.000017266" calcext:value-type="float">
            <text:p>1.73E-005</text:p>
          </table:table-cell>
          <table:table-cell table:style-name="ce1" office:value-type="float" office:value="0.000016776" calcext:value-type="float">
            <text:p>1.68E-005</text:p>
          </table:table-cell>
          <table:table-cell table:style-name="ce1" office:value-type="float" office:value="0.000017398" calcext:value-type="float">
            <text:p>1.74E-005</text:p>
          </table:table-cell>
          <table:table-cell table:style-name="ce1" office:value-type="float" office:value="0.000016781" calcext:value-type="float">
            <text:p>1.68E-005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00248133" calcext:value-type="float">
            <text:p>0.000248133</text:p>
          </table:table-cell>
          <table:table-cell/>
          <table:table-cell office:value-type="float" office:value="0.00022649" calcext:value-type="float">
            <text:p>0.00022649</text:p>
          </table:table-cell>
          <table:table-cell office:value-type="float" office:value="0.000282379" calcext:value-type="float">
            <text:p>0.000282379</text:p>
          </table:table-cell>
          <table:table-cell office:value-type="float" office:value="0.000227168" calcext:value-type="float">
            <text:p>0.000227168</text:p>
          </table:table-cell>
          <table:table-cell office:value-type="float" office:value="0.000225512" calcext:value-type="float">
            <text:p>0.0002255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495376" calcext:value-type="float">
            <text:p>0.000495376</text:p>
          </table:table-cell>
          <table:table-cell office:value-type="float" office:value="0.000453129" calcext:value-type="float">
            <text:p>0.000453129</text:p>
          </table:table-cell>
          <table:table-cell office:value-type="float" office:value="0.000385536" calcext:value-type="float">
            <text:p>0.000385536</text:p>
          </table:table-cell>
          <table:table-cell office:value-type="float" office:value="0.000634471" calcext:value-type="float">
            <text:p>0.000634471</text:p>
          </table:table-cell>
          <table:table-cell office:value-type="float" office:value="0.000378878" calcext:value-type="float">
            <text:p>0.000378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692" calcext:value-type="float">
            <text:p>0.000124692</text:p>
          </table:table-cell>
          <table:table-cell office:value-type="float" office:value="0.00010675" calcext:value-type="float">
            <text:p>0.00010675</text:p>
          </table:table-cell>
          <table:table-cell office:value-type="float" office:value="0.000100938" calcext:value-type="float">
            <text:p>0.000100938</text:p>
          </table:table-cell>
          <table:table-cell table:style-name="ce1" office:value-type="float" office:value="0.000099279" calcext:value-type="float">
            <text:p>9.93E-005</text:p>
          </table:table-cell>
          <table:table-cell table:style-name="ce1" office:value-type="float" office:value="0.000098949" calcext:value-type="float">
            <text:p>9.89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6108" calcext:value-type="float">
            <text:p>0.000356108</text:p>
          </table:table-cell>
          <table:table-cell office:value-type="float" office:value="0.000251384" calcext:value-type="float">
            <text:p>0.000251384</text:p>
          </table:table-cell>
          <table:table-cell office:value-type="float" office:value="0.000242798" calcext:value-type="float">
            <text:p>0.000242798</text:p>
          </table:table-cell>
          <table:table-cell office:value-type="float" office:value="0.000247237" calcext:value-type="float">
            <text:p>0.000247237</text:p>
          </table:table-cell>
          <table:table-cell office:value-type="float" office:value="0.000322786" calcext:value-type="float">
            <text:p>0.0003227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137542" calcext:value-type="float">
            <text:p>0.00137542</text:p>
          </table:table-cell>
          <table:table-cell office:value-type="float" office:value="0.00152131" calcext:value-type="float">
            <text:p>0.00152131</text:p>
          </table:table-cell>
          <table:table-cell office:value-type="float" office:value="0.00146499" calcext:value-type="float">
            <text:p>0.00146499</text:p>
          </table:table-cell>
          <table:table-cell office:value-type="float" office:value="0.00127556" calcext:value-type="float">
            <text:p>0.00127556</text:p>
          </table:table-cell>
          <table:table-cell office:value-type="float" office:value="0.00143062" calcext:value-type="float">
            <text:p>0.00143062</text:p>
          </table:table-cell>
          <table:table-cell/>
          <table:table-cell office:value-type="string" calcext:value-type="string">
            <text:p>4x4</text:p>
          </table:table-cell>
          <table:table-cell office:value-type="float" office:value="0.000504559" calcext:value-type="float">
            <text:p>0.000504559</text:p>
          </table:table-cell>
          <table:table-cell office:value-type="float" office:value="0.000504302" calcext:value-type="float">
            <text:p>0.000504302</text:p>
          </table:table-cell>
          <table:table-cell office:value-type="float" office:value="0.000580477" calcext:value-type="float">
            <text:p>0.000580477</text:p>
          </table:table-cell>
          <table:table-cell office:value-type="float" office:value="0.000580906" calcext:value-type="float">
            <text:p>0.000580906</text:p>
          </table:table-cell>
          <table:table-cell office:value-type="float" office:value="0.00069581" calcext:value-type="float">
            <text:p>0.000695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0002341" calcext:value-type="float">
            <text:p>2.34E-005</text:p>
          </table:table-cell>
          <table:table-cell table:style-name="ce1" office:value-type="float" office:value="0.000021686" calcext:value-type="float">
            <text:p>2.17E-005</text:p>
          </table:table-cell>
          <table:table-cell table:style-name="ce1" office:value-type="float" office:value="0.000021313" calcext:value-type="float">
            <text:p>2.13E-005</text:p>
          </table:table-cell>
          <table:table-cell table:style-name="ce1" office:value-type="float" office:value="0.000022046" calcext:value-type="float">
            <text:p>2.20E-005</text:p>
          </table:table-cell>
          <table:table-cell table:style-name="ce1" office:value-type="float" office:value="0.000021922" calcext:value-type="float">
            <text:p>2.19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75111" calcext:value-type="float">
            <text:p>7.51E-005</text:p>
          </table:table-cell>
          <table:table-cell table:style-name="ce1" office:value-type="float" office:value="0.000074298" calcext:value-type="float">
            <text:p>7.43E-005</text:p>
          </table:table-cell>
          <table:table-cell table:style-name="ce1" office:value-type="float" office:value="0.000072272" calcext:value-type="float">
            <text:p>7.23E-005</text:p>
          </table:table-cell>
          <table:table-cell table:style-name="ce1" office:value-type="float" office:value="0.000072632" calcext:value-type="float">
            <text:p>7.26E-005</text:p>
          </table:table-cell>
          <table:table-cell table:style-name="ce1" office:value-type="float" office:value="0.000073459" calcext:value-type="float">
            <text:p>7.35E-005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0.000294149" calcext:value-type="float">
            <text:p>0.000294149</text:p>
          </table:table-cell>
          <table:table-cell/>
          <table:table-cell office:value-type="float" office:value="0.00039153" calcext:value-type="float">
            <text:p>0.00039153</text:p>
          </table:table-cell>
          <table:table-cell office:value-type="float" office:value="0.000372315" calcext:value-type="float">
            <text:p>0.000372315</text:p>
          </table:table-cell>
          <table:table-cell office:value-type="float" office:value="0.000268678" calcext:value-type="float">
            <text:p>0.000268678</text:p>
          </table:table-cell>
          <table:table-cell office:value-type="float" office:value="0.000272013" calcext:value-type="float">
            <text:p>0.0002720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53826" calcext:value-type="float">
            <text:p>0.00053826</text:p>
          </table:table-cell>
          <table:table-cell office:value-type="float" office:value="0.000469509" calcext:value-type="float">
            <text:p>0.000469509</text:p>
          </table:table-cell>
          <table:table-cell office:value-type="float" office:value="0.000654354" calcext:value-type="float">
            <text:p>0.000654354</text:p>
          </table:table-cell>
          <table:table-cell office:value-type="float" office:value="0.000430011" calcext:value-type="float">
            <text:p>0.000430011</text:p>
          </table:table-cell>
          <table:table-cell office:value-type="float" office:value="0.000614026" calcext:value-type="float">
            <text:p>0.0006140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140587" calcext:value-type="float">
            <text:p>0.000140587</text:p>
          </table:table-cell>
          <table:table-cell office:value-type="float" office:value="0.000128419" calcext:value-type="float">
            <text:p>0.000128419</text:p>
          </table:table-cell>
          <table:table-cell office:value-type="float" office:value="0.00014046" calcext:value-type="float">
            <text:p>0.00014046</text:p>
          </table:table-cell>
          <table:table-cell office:value-type="float" office:value="0.000143874" calcext:value-type="float">
            <text:p>0.000143874</text:p>
          </table:table-cell>
          <table:table-cell office:value-type="float" office:value="0.000144478" calcext:value-type="float">
            <text:p>0.0001444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353201" calcext:value-type="float">
            <text:p>0.000353201</text:p>
          </table:table-cell>
          <table:table-cell office:value-type="float" office:value="0.000358389" calcext:value-type="float">
            <text:p>0.000358389</text:p>
          </table:table-cell>
          <table:table-cell office:value-type="float" office:value="0.000315489" calcext:value-type="float">
            <text:p>0.000315489</text:p>
          </table:table-cell>
          <table:table-cell office:value-type="float" office:value="0.000356977" calcext:value-type="float">
            <text:p>0.000356977</text:p>
          </table:table-cell>
          <table:table-cell office:value-type="float" office:value="0.000364016" calcext:value-type="float">
            <text:p>0.0003640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59713" calcext:value-type="float">
            <text:p>0.00159713</text:p>
          </table:table-cell>
          <table:table-cell office:value-type="float" office:value="0.00173547" calcext:value-type="float">
            <text:p>0.00173547</text:p>
          </table:table-cell>
          <table:table-cell office:value-type="float" office:value="0.00181009" calcext:value-type="float">
            <text:p>0.00181009</text:p>
          </table:table-cell>
          <table:table-cell office:value-type="float" office:value="0.00149261" calcext:value-type="float">
            <text:p>0.00149261</text:p>
          </table:table-cell>
          <table:table-cell office:value-type="float" office:value="0.00189114" calcext:value-type="float">
            <text:p>0.00189114</text:p>
          </table:table-cell>
          <table:table-cell/>
          <table:table-cell office:value-type="string" calcext:value-type="string">
            <text:p>5x5</text:p>
          </table:table-cell>
          <table:table-cell office:value-type="float" office:value="0.000850719" calcext:value-type="float">
            <text:p>0.000850719</text:p>
          </table:table-cell>
          <table:table-cell office:value-type="float" office:value="0.000800498" calcext:value-type="float">
            <text:p>0.000800498</text:p>
          </table:table-cell>
          <table:table-cell office:value-type="float" office:value="0.00242479" calcext:value-type="float">
            <text:p>0.00242479</text:p>
          </table:table-cell>
          <table:table-cell office:value-type="float" office:value="0.00128501" calcext:value-type="float">
            <text:p>0.00128501</text:p>
          </table:table-cell>
          <table:table-cell office:value-type="float" office:value="0.00139589" calcext:value-type="float">
            <text:p>0.0013958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00038968" calcext:value-type="float">
            <text:p>3.90E-005</text:p>
          </table:table-cell>
          <table:table-cell table:style-name="ce1" office:value-type="float" office:value="0.000038926" calcext:value-type="float">
            <text:p>3.89E-005</text:p>
          </table:table-cell>
          <table:table-cell table:style-name="ce1" office:value-type="float" office:value="0.000038575" calcext:value-type="float">
            <text:p>3.86E-005</text:p>
          </table:table-cell>
          <table:table-cell table:style-name="ce1" office:value-type="float" office:value="0.000047114" calcext:value-type="float">
            <text:p>4.71E-005</text:p>
          </table:table-cell>
          <table:table-cell table:style-name="ce1" office:value-type="float" office:value="0.000040267" calcext:value-type="float">
            <text:p>4.03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32818" calcext:value-type="float">
            <text:p>0.000132818</text:p>
          </table:table-cell>
          <table:table-cell office:value-type="float" office:value="0.000116993" calcext:value-type="float">
            <text:p>0.000116993</text:p>
          </table:table-cell>
          <table:table-cell office:value-type="float" office:value="0.000157806" calcext:value-type="float">
            <text:p>0.000157806</text:p>
          </table:table-cell>
          <table:table-cell office:value-type="float" office:value="0.000149864" calcext:value-type="float">
            <text:p>0.000149864</text:p>
          </table:table-cell>
          <table:table-cell office:value-type="float" office:value="0.000114031" calcext:value-type="float">
            <text:p>0.0001140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00117" calcext:value-type="float">
            <text:p>0.000300117</text:p>
          </table:table-cell>
          <table:table-cell/>
          <table:table-cell office:value-type="float" office:value="0.000410511" calcext:value-type="float">
            <text:p>0.000410511</text:p>
          </table:table-cell>
          <table:table-cell office:value-type="float" office:value="0.000747397" calcext:value-type="float">
            <text:p>0.000747397</text:p>
          </table:table-cell>
          <table:table-cell office:value-type="float" office:value="0.000736116" calcext:value-type="float">
            <text:p>0.000736116</text:p>
          </table:table-cell>
          <table:table-cell office:value-type="float" office:value="0.000589169" calcext:value-type="float">
            <text:p>0.0005891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675708" calcext:value-type="float">
            <text:p>0.000675708</text:p>
          </table:table-cell>
          <table:table-cell office:value-type="float" office:value="0.000679757" calcext:value-type="float">
            <text:p>0.000679757</text:p>
          </table:table-cell>
          <table:table-cell office:value-type="float" office:value="0.000843717" calcext:value-type="float">
            <text:p>0.000843717</text:p>
          </table:table-cell>
          <table:table-cell office:value-type="float" office:value="0.000679972" calcext:value-type="float">
            <text:p>0.000679972</text:p>
          </table:table-cell>
          <table:table-cell office:value-type="float" office:value="0.000866589" calcext:value-type="float">
            <text:p>0.0008665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310912" calcext:value-type="float">
            <text:p>0.000310912</text:p>
          </table:table-cell>
          <table:table-cell office:value-type="float" office:value="0.000208882" calcext:value-type="float">
            <text:p>0.000208882</text:p>
          </table:table-cell>
          <table:table-cell office:value-type="float" office:value="0.000208976" calcext:value-type="float">
            <text:p>0.000208976</text:p>
          </table:table-cell>
          <table:table-cell office:value-type="float" office:value="0.000198519" calcext:value-type="float">
            <text:p>0.000198519</text:p>
          </table:table-cell>
          <table:table-cell office:value-type="float" office:value="0.000252239" calcext:value-type="float">
            <text:p>0.0002522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92175" calcext:value-type="float">
            <text:p>0.000492175</text:p>
          </table:table-cell>
          <table:table-cell office:value-type="float" office:value="0.000364063" calcext:value-type="float">
            <text:p>0.000364063</text:p>
          </table:table-cell>
          <table:table-cell office:value-type="float" office:value="0.000484378" calcext:value-type="float">
            <text:p>0.000484378</text:p>
          </table:table-cell>
          <table:table-cell office:value-type="float" office:value="0.000488145" calcext:value-type="float">
            <text:p>0.000488145</text:p>
          </table:table-cell>
          <table:table-cell office:value-type="float" office:value="0.000480446" calcext:value-type="float">
            <text:p>0.0004804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151718" calcext:value-type="float">
            <text:p>0.00151718</text:p>
          </table:table-cell>
          <table:table-cell office:value-type="float" office:value="0.00186637" calcext:value-type="float">
            <text:p>0.00186637</text:p>
          </table:table-cell>
          <table:table-cell office:value-type="float" office:value="0.00155692" calcext:value-type="float">
            <text:p>0.00155692</text:p>
          </table:table-cell>
          <table:table-cell office:value-type="float" office:value="0.00166199" calcext:value-type="float">
            <text:p>0.00166199</text:p>
          </table:table-cell>
          <table:table-cell office:value-type="float" office:value="0.00152883" calcext:value-type="float">
            <text:p>0.00152883</text:p>
          </table:table-cell>
          <table:table-cell/>
          <table:table-cell office:value-type="string" calcext:value-type="string">
            <text:p>6x6</text:p>
          </table:table-cell>
          <table:table-cell office:value-type="float" office:value="0.00243961" calcext:value-type="float">
            <text:p>0.00243961</text:p>
          </table:table-cell>
          <table:table-cell office:value-type="float" office:value="0.00582676" calcext:value-type="float">
            <text:p>0.00582676</text:p>
          </table:table-cell>
          <table:table-cell office:value-type="float" office:value="0.00395729" calcext:value-type="float">
            <text:p>0.00395729</text:p>
          </table:table-cell>
          <table:table-cell office:value-type="float" office:value="0.00254499" calcext:value-type="float">
            <text:p>0.00254499</text:p>
          </table:table-cell>
          <table:table-cell office:value-type="float" office:value="0.00266995" calcext:value-type="float">
            <text:p>0.0026699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00058433" calcext:value-type="float">
            <text:p>5.84E-005</text:p>
          </table:table-cell>
          <table:table-cell table:style-name="ce1" office:value-type="float" office:value="0.000058593" calcext:value-type="float">
            <text:p>5.86E-005</text:p>
          </table:table-cell>
          <table:table-cell table:style-name="ce1" office:value-type="float" office:value="0.000058054" calcext:value-type="float">
            <text:p>5.81E-005</text:p>
          </table:table-cell>
          <table:table-cell table:style-name="ce1" office:value-type="float" office:value="0.000064956" calcext:value-type="float">
            <text:p>6.50E-005</text:p>
          </table:table-cell>
          <table:table-cell table:style-name="ce1" office:value-type="float" office:value="0.000056768" calcext:value-type="float">
            <text:p>5.68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9516" calcext:value-type="float">
            <text:p>0.00019516</text:p>
          </table:table-cell>
          <table:table-cell office:value-type="float" office:value="0.000160108" calcext:value-type="float">
            <text:p>0.00016010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57007" calcext:value-type="float">
            <text:p>0.000157007</text:p>
          </table:table-cell>
          <table:table-cell office:value-type="float" office:value="0.000159287" calcext:value-type="float">
            <text:p>0.0001592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439353" calcext:value-type="float">
            <text:p>0.000439353</text:p>
          </table:table-cell>
          <table:table-cell/>
          <table:table-cell office:value-type="float" office:value="0.000444871" calcext:value-type="float">
            <text:p>0.000444871</text:p>
          </table:table-cell>
          <table:table-cell office:value-type="float" office:value="0.000736427" calcext:value-type="float">
            <text:p>0.000736427</text:p>
          </table:table-cell>
          <table:table-cell office:value-type="float" office:value="0.00081045" calcext:value-type="float">
            <text:p>0.00081045</text:p>
          </table:table-cell>
          <table:table-cell office:value-type="float" office:value="0.000742033" calcext:value-type="float">
            <text:p>0.0007420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910391" calcext:value-type="float">
            <text:p>0.000910391</text:p>
          </table:table-cell>
          <table:table-cell office:value-type="float" office:value="0.000926316" calcext:value-type="float">
            <text:p>0.000926316</text:p>
          </table:table-cell>
          <table:table-cell office:value-type="float" office:value="0.000857175" calcext:value-type="float">
            <text:p>0.000857175</text:p>
          </table:table-cell>
          <table:table-cell office:value-type="float" office:value="0.000877133" calcext:value-type="float">
            <text:p>0.000877133</text:p>
          </table:table-cell>
          <table:table-cell office:value-type="float" office:value="0.000802134" calcext:value-type="float">
            <text:p>0.0008021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424586" calcext:value-type="float">
            <text:p>0.000424586</text:p>
          </table:table-cell>
          <table:table-cell office:value-type="float" office:value="0.000315212" calcext:value-type="float">
            <text:p>0.000315212</text:p>
          </table:table-cell>
          <table:table-cell office:value-type="float" office:value="0.000349777" calcext:value-type="float">
            <text:p>0.000349777</text:p>
          </table:table-cell>
          <table:table-cell office:value-type="float" office:value="0.000348938" calcext:value-type="float">
            <text:p>0.000348938</text:p>
          </table:table-cell>
          <table:table-cell office:value-type="float" office:value="0.000470062" calcext:value-type="float">
            <text:p>0.0004700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363019" calcext:value-type="float">
            <text:p>0.000363019</text:p>
          </table:table-cell>
          <table:table-cell office:value-type="float" office:value="0.000461064" calcext:value-type="float">
            <text:p>0.000461064</text:p>
          </table:table-cell>
          <table:table-cell office:value-type="float" office:value="0.00047472" calcext:value-type="float">
            <text:p>0.00047472</text:p>
          </table:table-cell>
          <table:table-cell office:value-type="float" office:value="0.000509456" calcext:value-type="float">
            <text:p>0.000509456</text:p>
          </table:table-cell>
          <table:table-cell office:value-type="float" office:value="0.000508654" calcext:value-type="float">
            <text:p>0.0005086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136681" calcext:value-type="float">
            <text:p>0.00136681</text:p>
          </table:table-cell>
          <table:table-cell office:value-type="float" office:value="0.00117477" calcext:value-type="float">
            <text:p>0.00117477</text:p>
          </table:table-cell>
          <table:table-cell office:value-type="float" office:value="0.00165798" calcext:value-type="float">
            <text:p>0.00165798</text:p>
          </table:table-cell>
          <table:table-cell office:value-type="float" office:value="0.00147591" calcext:value-type="float">
            <text:p>0.00147591</text:p>
          </table:table-cell>
          <table:table-cell office:value-type="float" office:value="0.00168293" calcext:value-type="float">
            <text:p>0.0016829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" office:value-type="float" office:value="0.000077933" calcext:value-type="float">
            <text:p>7.79E-005</text:p>
          </table:table-cell>
          <table:table-cell table:style-name="ce1" office:value-type="float" office:value="0.000078221" calcext:value-type="float">
            <text:p>7.82E-005</text:p>
          </table:table-cell>
          <table:table-cell table:style-name="ce1" office:value-type="float" office:value="0.000077964" calcext:value-type="float">
            <text:p>7.80E-005</text:p>
          </table:table-cell>
          <table:table-cell table:style-name="ce1" office:value-type="float" office:value="0.000083176" calcext:value-type="float">
            <text:p>8.32E-005</text:p>
          </table:table-cell>
          <table:table-cell table:style-name="ce1" office:value-type="float" office:value="0.000076445" calcext:value-type="float">
            <text:p>7.64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19608" calcext:value-type="float">
            <text:p>0.000319608</text:p>
          </table:table-cell>
          <table:table-cell office:value-type="float" office:value="0.00030843" calcext:value-type="float">
            <text:p>0.00030843</text:p>
          </table:table-cell>
          <table:table-cell office:value-type="float" office:value="0.000226538" calcext:value-type="float">
            <text:p>0.000226538</text:p>
          </table:table-cell>
          <table:table-cell office:value-type="float" office:value="0.000243384" calcext:value-type="float">
            <text:p>0.000243384</text:p>
          </table:table-cell>
          <table:table-cell office:value-type="float" office:value="0.000217299" calcext:value-type="float">
            <text:p>0.0002172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778754" calcext:value-type="float">
            <text:p>0.000778754</text:p>
          </table:table-cell>
          <table:table-cell/>
          <table:table-cell office:value-type="float" office:value="0.000636071" calcext:value-type="float">
            <text:p>0.000636071</text:p>
          </table:table-cell>
          <table:table-cell office:value-type="float" office:value="0.00104922" calcext:value-type="float">
            <text:p>0.00104922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0.000786137" calcext:value-type="float">
            <text:p>0.0007861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07961" calcext:value-type="float">
            <text:p>0.00107961</text:p>
          </table:table-cell>
          <table:table-cell office:value-type="float" office:value="0.00118535" calcext:value-type="float">
            <text:p>0.00118535</text:p>
          </table:table-cell>
          <table:table-cell office:value-type="float" office:value="0.0010811" calcext:value-type="float">
            <text:p>0.0010811</text:p>
          </table:table-cell>
          <table:table-cell office:value-type="float" office:value="0.00158938" calcext:value-type="float">
            <text:p>0.00158938</text:p>
          </table:table-cell>
          <table:table-cell office:value-type="float" office:value="0.00103794" calcext:value-type="float">
            <text:p>0.001037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15365" calcext:value-type="float">
            <text:p>0.000315365</text:p>
          </table:table-cell>
          <table:table-cell office:value-type="float" office:value="0.000252066" calcext:value-type="float">
            <text:p>0.000252066</text:p>
          </table:table-cell>
          <table:table-cell office:value-type="float" office:value="0.000215335" calcext:value-type="float">
            <text:p>0.000215335</text:p>
          </table:table-cell>
          <table:table-cell office:value-type="float" office:value="0.000300596" calcext:value-type="float">
            <text:p>0.000300596</text:p>
          </table:table-cell>
          <table:table-cell office:value-type="float" office:value="0.000255937" calcext:value-type="float">
            <text:p>0.0002559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604949" calcext:value-type="float">
            <text:p>0.000604949</text:p>
          </table:table-cell>
          <table:table-cell office:value-type="float" office:value="0.000659295" calcext:value-type="float">
            <text:p>0.000659295</text:p>
          </table:table-cell>
          <table:table-cell office:value-type="float" office:value="0.000525374" calcext:value-type="float">
            <text:p>0.000525374</text:p>
          </table:table-cell>
          <table:table-cell office:value-type="float" office:value="0.00062291" calcext:value-type="float">
            <text:p>0.00062291</text:p>
          </table:table-cell>
          <table:table-cell office:value-type="float" office:value="0.000589805" calcext:value-type="float">
            <text:p>0.0005898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256725" calcext:value-type="float">
            <text:p>0.00256725</text:p>
          </table:table-cell>
          <table:table-cell office:value-type="float" office:value="0.00195815" calcext:value-type="float">
            <text:p>0.00195815</text:p>
          </table:table-cell>
          <table:table-cell office:value-type="float" office:value="0.0016086" calcext:value-type="float">
            <text:p>0.0016086</text:p>
          </table:table-cell>
          <table:table-cell office:value-type="float" office:value="0.00180624" calcext:value-type="float">
            <text:p>0.00180624</text:p>
          </table:table-cell>
          <table:table-cell office:value-type="float" office:value="0.00142645" calcext:value-type="float">
            <text:p>0.0014264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" office:value-type="float" office:value="0.00009675" calcext:value-type="float">
            <text:p>9.68E-005</text:p>
          </table:table-cell>
          <table:table-cell table:style-name="ce1" office:value-type="float" office:value="0.000099826" calcext:value-type="float">
            <text:p>9.98E-005</text:p>
          </table:table-cell>
          <table:table-cell office:value-type="float" office:value="0.000114271" calcext:value-type="float">
            <text:p>0.000114271</text:p>
          </table:table-cell>
          <table:table-cell office:value-type="float" office:value="0.000104398" calcext:value-type="float">
            <text:p>0.000104398</text:p>
          </table:table-cell>
          <table:table-cell table:style-name="ce1" office:value-type="float" office:value="0.000099019" calcext:value-type="float">
            <text:p>9.90E-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74043" calcext:value-type="float">
            <text:p>0.000374043</text:p>
          </table:table-cell>
          <table:table-cell office:value-type="float" office:value="0.0003534" calcext:value-type="float">
            <text:p>0.0003534</text:p>
          </table:table-cell>
          <table:table-cell office:value-type="float" office:value="0.000285302" calcext:value-type="float">
            <text:p>0.000285302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275964" calcext:value-type="float">
            <text:p>0.0002759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108842" calcext:value-type="float">
            <text:p>0.00108842</text:p>
          </table:table-cell>
          <table:table-cell/>
          <table:table-cell office:value-type="float" office:value="0.000634924" calcext:value-type="float">
            <text:p>0.000634924</text:p>
          </table:table-cell>
          <table:table-cell office:value-type="float" office:value="0.000768778" calcext:value-type="float">
            <text:p>0.000768778</text:p>
          </table:table-cell>
          <table:table-cell office:value-type="float" office:value="0.000981022" calcext:value-type="float">
            <text:p>0.000981022</text:p>
          </table:table-cell>
          <table:table-cell office:value-type="float" office:value="0.00117742" calcext:value-type="float">
            <text:p>0.001177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107784" calcext:value-type="float">
            <text:p>0.00107784</text:p>
          </table:table-cell>
          <table:table-cell office:value-type="float" office:value="0.000657749" calcext:value-type="float">
            <text:p>0.000657749</text:p>
          </table:table-cell>
          <table:table-cell office:value-type="float" office:value="0.00131113" calcext:value-type="float">
            <text:p>0.00131113</text:p>
          </table:table-cell>
          <table:table-cell office:value-type="float" office:value="0.00123966" calcext:value-type="float">
            <text:p>0.00123966</text:p>
          </table:table-cell>
          <table:table-cell office:value-type="float" office:value="0.00121795" calcext:value-type="float">
            <text:p>0.001217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202901" calcext:value-type="float">
            <text:p>0.000202901</text:p>
          </table:table-cell>
          <table:table-cell office:value-type="float" office:value="0.000282164" calcext:value-type="float">
            <text:p>0.000282164</text:p>
          </table:table-cell>
          <table:table-cell office:value-type="float" office:value="0.000285181" calcext:value-type="float">
            <text:p>0.000285181</text:p>
          </table:table-cell>
          <table:table-cell office:value-type="float" office:value="0.000207545" calcext:value-type="float">
            <text:p>0.000207545</text:p>
          </table:table-cell>
          <table:table-cell office:value-type="float" office:value="0.000205497" calcext:value-type="float">
            <text:p>0.0002054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24114" calcext:value-type="float">
            <text:p>0.000724114</text:p>
          </table:table-cell>
          <table:table-cell office:value-type="float" office:value="0.000751713" calcext:value-type="float">
            <text:p>0.000751713</text:p>
          </table:table-cell>
          <table:table-cell office:value-type="float" office:value="0.000708881" calcext:value-type="float">
            <text:p>0.000708881</text:p>
          </table:table-cell>
          <table:table-cell office:value-type="float" office:value="0.000857256" calcext:value-type="float">
            <text:p>0.000857256</text:p>
          </table:table-cell>
          <table:table-cell office:value-type="float" office:value="0.000633686" calcext:value-type="float">
            <text:p>0.0006336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126461" calcext:value-type="float">
            <text:p>0.00126461</text:p>
          </table:table-cell>
          <table:table-cell office:value-type="float" office:value="0.0019341" calcext:value-type="float">
            <text:p>0.0019341</text:p>
          </table:table-cell>
          <table:table-cell office:value-type="float" office:value="0.00184347" calcext:value-type="float">
            <text:p>0.00184347</text:p>
          </table:table-cell>
          <table:table-cell office:value-type="float" office:value="0.0016626" calcext:value-type="float">
            <text:p>0.0016626</text:p>
          </table:table-cell>
          <table:table-cell office:value-type="float" office:value="0.00208899" calcext:value-type="float">
            <text:p>0.0020889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166272" calcext:value-type="float">
            <text:p>0.000166272</text:p>
          </table:table-cell>
          <table:table-cell office:value-type="float" office:value="0.000124697" calcext:value-type="float">
            <text:p>0.000124697</text:p>
          </table:table-cell>
          <table:table-cell office:value-type="float" office:value="0.000135031" calcext:value-type="float">
            <text:p>0.000135031</text:p>
          </table:table-cell>
          <table:table-cell office:value-type="float" office:value="0.000122061" calcext:value-type="float">
            <text:p>0.000122061</text:p>
          </table:table-cell>
          <table:table-cell office:value-type="float" office:value="0.000121832" calcext:value-type="float">
            <text:p>0.000121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49102" calcext:value-type="float">
            <text:p>0.000349102</text:p>
          </table:table-cell>
          <table:table-cell office:value-type="float" office:value="0.000490141" calcext:value-type="float">
            <text:p>0.000490141</text:p>
          </table:table-cell>
          <table:table-cell office:value-type="float" office:value="0.000358882" calcext:value-type="float">
            <text:p>0.000358882</text:p>
          </table:table-cell>
          <table:table-cell office:value-type="float" office:value="0.000360388" calcext:value-type="float">
            <text:p>0.000360388</text:p>
          </table:table-cell>
          <table:table-cell office:value-type="float" office:value="0.000363277" calcext:value-type="float">
            <text:p>0.0003632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86921" calcext:value-type="float">
            <text:p>0.00086921</text:p>
          </table:table-cell>
          <table:table-cell/>
          <table:table-cell office:value-type="float" office:value="0.000731814" calcext:value-type="float">
            <text:p>0.000731814</text:p>
          </table:table-cell>
          <table:table-cell office:value-type="float" office:value="0.00159001" calcext:value-type="float">
            <text:p>0.00159001</text:p>
          </table:table-cell>
          <table:table-cell office:value-type="float" office:value="0.00155258" calcext:value-type="float">
            <text:p>0.00155258</text:p>
          </table:table-cell>
          <table:table-cell office:value-type="float" office:value="0.00129747" calcext:value-type="float">
            <text:p>0.001297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60368" calcext:value-type="float">
            <text:p>0.00160368</text:p>
          </table:table-cell>
          <table:table-cell office:value-type="float" office:value="0.00210695" calcext:value-type="float">
            <text:p>0.00210695</text:p>
          </table:table-cell>
          <table:table-cell office:value-type="float" office:value="0.00116355" calcext:value-type="float">
            <text:p>0.00116355</text:p>
          </table:table-cell>
          <table:table-cell office:value-type="float" office:value="0.00115375" calcext:value-type="float">
            <text:p>0.00115375</text:p>
          </table:table-cell>
          <table:table-cell office:value-type="float" office:value="0.00188889" calcext:value-type="float">
            <text:p>0.00188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210545" calcext:value-type="float">
            <text:p>0.000210545</text:p>
          </table:table-cell>
          <table:table-cell office:value-type="float" office:value="0.000212424" calcext:value-type="float">
            <text:p>0.000212424</text:p>
          </table:table-cell>
          <table:table-cell office:value-type="float" office:value="0.000325285" calcext:value-type="float">
            <text:p>0.000325285</text:p>
          </table:table-cell>
          <table:table-cell office:value-type="float" office:value="0.000311471" calcext:value-type="float">
            <text:p>0.000311471</text:p>
          </table:table-cell>
          <table:table-cell office:value-type="float" office:value="0.000328572" calcext:value-type="float">
            <text:p>0.0003285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61294" calcext:value-type="float">
            <text:p>0.00061294</text:p>
          </table:table-cell>
          <table:table-cell office:value-type="float" office:value="0.000821838" calcext:value-type="float">
            <text:p>0.000821838</text:p>
          </table:table-cell>
          <table:table-cell office:value-type="float" office:value="0.000691625" calcext:value-type="float">
            <text:p>0.000691625</text:p>
          </table:table-cell>
          <table:table-cell office:value-type="float" office:value="0.000665682" calcext:value-type="float">
            <text:p>0.000665682</text:p>
          </table:table-cell>
          <table:table-cell office:value-type="float" office:value="0.000666253" calcext:value-type="float">
            <text:p>0.0006662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160789" calcext:value-type="float">
            <text:p>0.00160789</text:p>
          </table:table-cell>
          <table:table-cell office:value-type="float" office:value="0.00164746" calcext:value-type="float">
            <text:p>0.00164746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245225" calcext:value-type="float">
            <text:p>0.00245225</text:p>
          </table:table-cell>
          <table:table-cell office:value-type="float" office:value="0.00200262" calcext:value-type="float">
            <text:p>0.0020026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.000201238" calcext:value-type="float">
            <text:p>0.000201238</text:p>
          </table:table-cell>
          <table:table-cell office:value-type="float" office:value="0.000149085" calcext:value-type="float">
            <text:p>0.000149085</text:p>
          </table:table-cell>
          <table:table-cell office:value-type="float" office:value="0.000164644" calcext:value-type="float">
            <text:p>0.000164644</text:p>
          </table:table-cell>
          <table:table-cell office:value-type="float" office:value="0.000147839" calcext:value-type="float">
            <text:p>0.000147839</text:p>
          </table:table-cell>
          <table:table-cell office:value-type="float" office:value="0.000148289" calcext:value-type="float">
            <text:p>0.000148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06639" calcext:value-type="float">
            <text:p>0.000506639</text:p>
          </table:table-cell>
          <table:table-cell office:value-type="float" office:value="0.000478538" calcext:value-type="float">
            <text:p>0.000478538</text:p>
          </table:table-cell>
          <table:table-cell office:value-type="float" office:value="0.000431795" calcext:value-type="float">
            <text:p>0.000431795</text:p>
          </table:table-cell>
          <table:table-cell office:value-type="float" office:value="0.000460352" calcext:value-type="float">
            <text:p>0.000460352</text:p>
          </table:table-cell>
          <table:table-cell office:value-type="float" office:value="0.000430539" calcext:value-type="float">
            <text:p>0.0004305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14756" calcext:value-type="float">
            <text:p>0.00114756</text:p>
          </table:table-cell>
          <table:table-cell/>
          <table:table-cell office:value-type="float" office:value="0.0011023" calcext:value-type="float">
            <text:p>0.0011023</text:p>
          </table:table-cell>
          <table:table-cell office:value-type="float" office:value="0.000860714" calcext:value-type="float">
            <text:p>0.000860714</text:p>
          </table:table-cell>
          <table:table-cell office:value-type="float" office:value="0.00119736" calcext:value-type="float">
            <text:p>0.00119736</text:p>
          </table:table-cell>
          <table:table-cell office:value-type="float" office:value="0.000850092" calcext:value-type="float">
            <text:p>0.0008500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24036" calcext:value-type="float">
            <text:p>0.0024036</text:p>
          </table:table-cell>
          <table:table-cell office:value-type="float" office:value="0.00137472" calcext:value-type="float">
            <text:p>0.00137472</text:p>
          </table:table-cell>
          <table:table-cell office:value-type="float" office:value="0.00259968" calcext:value-type="float">
            <text:p>0.00259968</text:p>
          </table:table-cell>
          <table:table-cell office:value-type="float" office:value="0.00149767" calcext:value-type="float">
            <text:p>0.00149767</text:p>
          </table:table-cell>
          <table:table-cell office:value-type="float" office:value="0.00202929" calcext:value-type="float">
            <text:p>0.002029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220306" calcext:value-type="float">
            <text:p>0.000220306</text:p>
          </table:table-cell>
          <table:table-cell office:value-type="float" office:value="0.000226684" calcext:value-type="float">
            <text:p>0.000226684</text:p>
          </table:table-cell>
          <table:table-cell office:value-type="float" office:value="0.000221496" calcext:value-type="float">
            <text:p>0.000221496</text:p>
          </table:table-cell>
          <table:table-cell office:value-type="float" office:value="0.000220803" calcext:value-type="float">
            <text:p>0.000220803</text:p>
          </table:table-cell>
          <table:table-cell office:value-type="float" office:value="0.000252889" calcext:value-type="float">
            <text:p>0.000252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705324" calcext:value-type="float">
            <text:p>0.000705324</text:p>
          </table:table-cell>
          <table:table-cell office:value-type="float" office:value="0.00143522" calcext:value-type="float">
            <text:p>0.00143522</text:p>
          </table:table-cell>
          <table:table-cell office:value-type="float" office:value="0.00115751" calcext:value-type="float">
            <text:p>0.00115751</text:p>
          </table:table-cell>
          <table:table-cell office:value-type="float" office:value="0.000758081" calcext:value-type="float">
            <text:p>0.000758081</text:p>
          </table:table-cell>
          <table:table-cell office:value-type="float" office:value="0.000839439" calcext:value-type="float">
            <text:p>0.0008394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274109" calcext:value-type="float">
            <text:p>0.00274109</text:p>
          </table:table-cell>
          <table:table-cell office:value-type="float" office:value="0.00126292" calcext:value-type="float">
            <text:p>0.00126292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140185" calcext:value-type="float">
            <text:p>0.00140185</text:p>
          </table:table-cell>
          <table:table-cell office:value-type="float" office:value="0.00149042" calcext:value-type="float">
            <text:p>0.0014904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000205716" calcext:value-type="float">
            <text:p>0.000205716</text:p>
          </table:table-cell>
          <table:table-cell office:value-type="float" office:value="0.000176432" calcext:value-type="float">
            <text:p>0.000176432</text:p>
          </table:table-cell>
          <table:table-cell office:value-type="float" office:value="0.000202001" calcext:value-type="float">
            <text:p>0.000202001</text:p>
          </table:table-cell>
          <table:table-cell office:value-type="float" office:value="0.000176503" calcext:value-type="float">
            <text:p>0.000176503</text:p>
          </table:table-cell>
          <table:table-cell office:value-type="float" office:value="0.000173157" calcext:value-type="float">
            <text:p>0.0001731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551478" calcext:value-type="float">
            <text:p>0.000551478</text:p>
          </table:table-cell>
          <table:table-cell office:value-type="float" office:value="0.000543117" calcext:value-type="float">
            <text:p>0.000543117</text:p>
          </table:table-cell>
          <table:table-cell office:value-type="float" office:value="0.000547721" calcext:value-type="float">
            <text:p>0.000547721</text:p>
          </table:table-cell>
          <table:table-cell office:value-type="float" office:value="0.000547767" calcext:value-type="float">
            <text:p>0.000547767</text:p>
          </table:table-cell>
          <table:table-cell office:value-type="float" office:value="0.000569463" calcext:value-type="float">
            <text:p>0.00056946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134011" calcext:value-type="float">
            <text:p>0.00134011</text:p>
          </table:table-cell>
          <table:table-cell/>
          <table:table-cell office:value-type="float" office:value="0.000884597" calcext:value-type="float">
            <text:p>0.000884597</text:p>
          </table:table-cell>
          <table:table-cell office:value-type="float" office:value="0.00107335" calcext:value-type="float">
            <text:p>0.00107335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00117233" calcext:value-type="float">
            <text:p>0.001172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119726" calcext:value-type="float">
            <text:p>0.00119726</text:p>
          </table:table-cell>
          <table:table-cell office:value-type="float" office:value="0.00117112" calcext:value-type="float">
            <text:p>0.00117112</text:p>
          </table:table-cell>
          <table:table-cell office:value-type="float" office:value="0.00219513" calcext:value-type="float">
            <text:p>0.00219513</text:p>
          </table:table-cell>
          <table:table-cell office:value-type="float" office:value="0.00179918" calcext:value-type="float">
            <text:p>0.00179918</text:p>
          </table:table-cell>
          <table:table-cell office:value-type="float" office:value="0.00245808" calcext:value-type="float">
            <text:p>0.002458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231179" calcext:value-type="float">
            <text:p>0.000231179</text:p>
          </table:table-cell>
          <table:table-cell office:value-type="float" office:value="0.000228652" calcext:value-type="float">
            <text:p>0.000228652</text:p>
          </table:table-cell>
          <table:table-cell office:value-type="float" office:value="0.000228839" calcext:value-type="float">
            <text:p>0.000228839</text:p>
          </table:table-cell>
          <table:table-cell office:value-type="float" office:value="0.000228229" calcext:value-type="float">
            <text:p>0.000228229</text:p>
          </table:table-cell>
          <table:table-cell office:value-type="float" office:value="0.000227954" calcext:value-type="float">
            <text:p>0.0002279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858391" calcext:value-type="float">
            <text:p>0.000858391</text:p>
          </table:table-cell>
          <table:table-cell office:value-type="float" office:value="0.000643703" calcext:value-type="float">
            <text:p>0.000643703</text:p>
          </table:table-cell>
          <table:table-cell office:value-type="float" office:value="0.000747303" calcext:value-type="float">
            <text:p>0.000747303</text:p>
          </table:table-cell>
          <table:table-cell office:value-type="float" office:value="0.00078007" calcext:value-type="float">
            <text:p>0.00078007</text:p>
          </table:table-cell>
          <table:table-cell office:value-type="float" office:value="0.000913178" calcext:value-type="float">
            <text:p>0.0009131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125136" calcext:value-type="float">
            <text:p>0.00125136</text:p>
          </table:table-cell>
          <table:table-cell office:value-type="float" office:value="0.00159689" calcext:value-type="float">
            <text:p>0.00159689</text:p>
          </table:table-cell>
          <table:table-cell office:value-type="float" office:value="0.00152243" calcext:value-type="float">
            <text:p>0.00152243</text:p>
          </table:table-cell>
          <table:table-cell office:value-type="float" office:value="0.00218314" calcext:value-type="float">
            <text:p>0.00218314</text:p>
          </table:table-cell>
          <table:table-cell office:value-type="float" office:value="0.00165686" calcext:value-type="float">
            <text:p>0.0016568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0.000236042" calcext:value-type="float">
            <text:p>0.000236042</text:p>
          </table:table-cell>
          <table:table-cell office:value-type="float" office:value="0.000211106" calcext:value-type="float">
            <text:p>0.000211106</text:p>
          </table:table-cell>
          <table:table-cell office:value-type="float" office:value="0.000223406" calcext:value-type="float">
            <text:p>0.000223406</text:p>
          </table:table-cell>
          <table:table-cell office:value-type="float" office:value="0.000302582" calcext:value-type="float">
            <text:p>0.000302582</text:p>
          </table:table-cell>
          <table:table-cell office:value-type="float" office:value="0.000208826" calcext:value-type="float">
            <text:p>0.000208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82394" calcext:value-type="float">
            <text:p>0.000682394</text:p>
          </table:table-cell>
          <table:table-cell office:value-type="float" office:value="0.000631248" calcext:value-type="float">
            <text:p>0.000631248</text:p>
          </table:table-cell>
          <table:table-cell office:value-type="float" office:value="0.00063687" calcext:value-type="float">
            <text:p>0.00063687</text:p>
          </table:table-cell>
          <table:table-cell office:value-type="float" office:value="0.000633781" calcext:value-type="float">
            <text:p>0.000633781</text:p>
          </table:table-cell>
          <table:table-cell office:value-type="float" office:value="0.000631894" calcext:value-type="float">
            <text:p>0.00063189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120308" calcext:value-type="float">
            <text:p>0.00120308</text:p>
          </table:table-cell>
          <table:table-cell/>
          <table:table-cell office:value-type="float" office:value="0.000839694" calcext:value-type="float">
            <text:p>0.000839694</text:p>
          </table:table-cell>
          <table:table-cell office:value-type="float" office:value="0.00126949" calcext:value-type="float">
            <text:p>0.00126949</text:p>
          </table:table-cell>
          <table:table-cell office:value-type="float" office:value="0.00162098" calcext:value-type="float">
            <text:p>0.00162098</text:p>
          </table:table-cell>
          <table:table-cell office:value-type="float" office:value="0.00112769" calcext:value-type="float">
            <text:p>0.001127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166027" calcext:value-type="float">
            <text:p>0.00166027</text:p>
          </table:table-cell>
          <table:table-cell office:value-type="float" office:value="0.00195216" calcext:value-type="float">
            <text:p>0.00195216</text:p>
          </table:table-cell>
          <table:table-cell office:value-type="float" office:value="0.00180291" calcext:value-type="float">
            <text:p>0.00180291</text:p>
          </table:table-cell>
          <table:table-cell office:value-type="float" office:value="0.00302385" calcext:value-type="float">
            <text:p>0.00302385</text:p>
          </table:table-cell>
          <table:table-cell office:value-type="float" office:value="0.00200525" calcext:value-type="float">
            <text:p>0.002005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226422" calcext:value-type="float">
            <text:p>0.000226422</text:p>
          </table:table-cell>
          <table:table-cell office:value-type="float" office:value="0.000226695" calcext:value-type="float">
            <text:p>0.000226695</text:p>
          </table:table-cell>
          <table:table-cell office:value-type="float" office:value="0.000223885" calcext:value-type="float">
            <text:p>0.000223885</text:p>
          </table:table-cell>
          <table:table-cell office:value-type="float" office:value="0.0002267" calcext:value-type="float">
            <text:p>0.0002267</text:p>
          </table:table-cell>
          <table:table-cell office:value-type="float" office:value="0.000226556" calcext:value-type="float">
            <text:p>0.0002265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807512" calcext:value-type="float">
            <text:p>0.000807512</text:p>
          </table:table-cell>
          <table:table-cell office:value-type="float" office:value="0.000669604" calcext:value-type="float">
            <text:p>0.000669604</text:p>
          </table:table-cell>
          <table:table-cell office:value-type="float" office:value="0.000778518" calcext:value-type="float">
            <text:p>0.000778518</text:p>
          </table:table-cell>
          <table:table-cell office:value-type="float" office:value="0.000732052" calcext:value-type="float">
            <text:p>0.000732052</text:p>
          </table:table-cell>
          <table:table-cell office:value-type="float" office:value="0.00092441" calcext:value-type="float">
            <text:p>0.000924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82781" calcext:value-type="float">
            <text:p>0.00182781</text:p>
          </table:table-cell>
          <table:table-cell office:value-type="float" office:value="0.00168188" calcext:value-type="float">
            <text:p>0.00168188</text:p>
          </table:table-cell>
          <table:table-cell office:value-type="float" office:value="0.00237064" calcext:value-type="float">
            <text:p>0.00237064</text:p>
          </table:table-cell>
          <table:table-cell office:value-type="float" office:value="0.00182421" calcext:value-type="float">
            <text:p>0.00182421</text:p>
          </table:table-cell>
          <table:table-cell office:value-type="float" office:value="0.00140124" calcext:value-type="float">
            <text:p>0.0014012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000277235" calcext:value-type="float">
            <text:p>0.000277235</text:p>
          </table:table-cell>
          <table:table-cell office:value-type="float" office:value="0.000242308" calcext:value-type="float">
            <text:p>0.000242308</text:p>
          </table:table-cell>
          <table:table-cell office:value-type="float" office:value="0.000246745" calcext:value-type="float">
            <text:p>0.000246745</text:p>
          </table:table-cell>
          <table:table-cell office:value-type="float" office:value="0.000322539" calcext:value-type="float">
            <text:p>0.000322539</text:p>
          </table:table-cell>
          <table:table-cell office:value-type="float" office:value="0.00026195" calcext:value-type="float">
            <text:p>0.00026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856171" calcext:value-type="float">
            <text:p>0.000856171</text:p>
          </table:table-cell>
          <table:table-cell office:value-type="float" office:value="0.000744984" calcext:value-type="float">
            <text:p>0.000744984</text:p>
          </table:table-cell>
          <table:table-cell office:value-type="float" office:value="0.00074743" calcext:value-type="float">
            <text:p>0.00074743</text:p>
          </table:table-cell>
          <table:table-cell office:value-type="float" office:value="0.000741024" calcext:value-type="float">
            <text:p>0.000741024</text:p>
          </table:table-cell>
          <table:table-cell office:value-type="float" office:value="0.000748989" calcext:value-type="float">
            <text:p>0.0007489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09794" calcext:value-type="float">
            <text:p>0.00109794</text:p>
          </table:table-cell>
          <table:table-cell/>
          <table:table-cell office:value-type="float" office:value="0.00104389" calcext:value-type="float">
            <text:p>0.00104389</text:p>
          </table:table-cell>
          <table:table-cell office:value-type="float" office:value="0.00102307" calcext:value-type="float">
            <text:p>0.00102307</text:p>
          </table:table-cell>
          <table:table-cell office:value-type="float" office:value="0.00128345" calcext:value-type="float">
            <text:p>0.00128345</text:p>
          </table:table-cell>
          <table:table-cell office:value-type="float" office:value="0.00129745" calcext:value-type="float">
            <text:p>0.00129745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0.000706012" calcext:value-type="float">
            <text:p>0.000706012</text:p>
          </table:table-cell>
          <table:table-cell office:value-type="float" office:value="0.000890154" calcext:value-type="float">
            <text:p>0.000890154</text:p>
          </table:table-cell>
          <table:table-cell office:value-type="float" office:value="0.000652318" calcext:value-type="float">
            <text:p>0.000652318</text:p>
          </table:table-cell>
          <table:table-cell office:value-type="float" office:value="0.00077986" calcext:value-type="float">
            <text:p>0.00077986</text:p>
          </table:table-cell>
          <table:table-cell office:value-type="float" office:value="0.00109335" calcext:value-type="float">
            <text:p>0.001093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145154" calcext:value-type="float">
            <text:p>0.00145154</text:p>
          </table:table-cell>
          <table:table-cell office:value-type="float" office:value="0.00223838" calcext:value-type="float">
            <text:p>0.00223838</text:p>
          </table:table-cell>
          <table:table-cell office:value-type="float" office:value="0.00181708" calcext:value-type="float">
            <text:p>0.00181708</text:p>
          </table:table-cell>
          <table:table-cell office:value-type="float" office:value="0.00167274" calcext:value-type="float">
            <text:p>0.00167274</text:p>
          </table:table-cell>
          <table:table-cell office:value-type="float" office:value="0.0020587" calcext:value-type="float">
            <text:p>0.0020587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0.000299518" calcext:value-type="float">
            <text:p>0.000299518</text:p>
          </table:table-cell>
          <table:table-cell office:value-type="float" office:value="0.000393707" calcext:value-type="float">
            <text:p>0.000393707</text:p>
          </table:table-cell>
          <table:table-cell office:value-type="float" office:value="0.000281764" calcext:value-type="float">
            <text:p>0.000281764</text:p>
          </table:table-cell>
          <table:table-cell office:value-type="float" office:value="0.000275303" calcext:value-type="float">
            <text:p>0.000275303</text:p>
          </table:table-cell>
          <table:table-cell office:value-type="float" office:value="0.00026799" calcext:value-type="float">
            <text:p>0.000267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911747" calcext:value-type="float">
            <text:p>0.000911747</text:p>
          </table:table-cell>
          <table:table-cell office:value-type="float" office:value="0.000843631" calcext:value-type="float">
            <text:p>0.000843631</text:p>
          </table:table-cell>
          <table:table-cell office:value-type="float" office:value="0.000837353" calcext:value-type="float">
            <text:p>0.000837353</text:p>
          </table:table-cell>
          <table:table-cell office:value-type="float" office:value="0.000842303" calcext:value-type="float">
            <text:p>0.000842303</text:p>
          </table:table-cell>
          <table:table-cell office:value-type="float" office:value="0.000851329" calcext:value-type="float">
            <text:p>0.000851329</text:p>
          </table:table-cell>
          <table:table-cell table:number-columns-repeated="23"/>
          <table:table-cell office:value-type="float" office:value="55" calcext:value-type="float">
            <text:p>55</text:p>
          </table:table-cell>
          <table:table-cell office:value-type="float" office:value="0.000898212" calcext:value-type="float">
            <text:p>0.000898212</text:p>
          </table:table-cell>
          <table:table-cell office:value-type="float" office:value="0.00142714" calcext:value-type="float">
            <text:p>0.00142714</text:p>
          </table:table-cell>
          <table:table-cell office:value-type="float" office:value="0.000817927" calcext:value-type="float">
            <text:p>0.000817927</text:p>
          </table:table-cell>
          <table:table-cell office:value-type="float" office:value="0.00103028" calcext:value-type="float">
            <text:p>0.00103028</text:p>
          </table:table-cell>
          <table:table-cell office:value-type="float" office:value="0.00151353" calcext:value-type="float">
            <text:p>0.001513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170437" calcext:value-type="float">
            <text:p>0.00170437</text:p>
          </table:table-cell>
          <table:table-cell office:value-type="float" office:value="0.00177602" calcext:value-type="float">
            <text:p>0.00177602</text:p>
          </table:table-cell>
          <table:table-cell office:value-type="float" office:value="0.00220269" calcext:value-type="float">
            <text:p>0.00220269</text:p>
          </table:table-cell>
          <table:table-cell office:value-type="float" office:value="0.00152673" calcext:value-type="float">
            <text:p>0.00152673</text:p>
          </table:table-cell>
          <table:table-cell office:value-type="float" office:value="0.00186693" calcext:value-type="float">
            <text:p>0.0018669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306212" calcext:value-type="float">
            <text:p>0.000306212</text:p>
          </table:table-cell>
          <table:table-cell office:value-type="float" office:value="0.000404809" calcext:value-type="float">
            <text:p>0.000404809</text:p>
          </table:table-cell>
          <table:table-cell office:value-type="float" office:value="0.000305788" calcext:value-type="float">
            <text:p>0.000305788</text:p>
          </table:table-cell>
          <table:table-cell office:value-type="float" office:value="0.00030935" calcext:value-type="float">
            <text:p>0.00030935</text:p>
          </table:table-cell>
          <table:table-cell office:value-type="float" office:value="0.00030503" calcext:value-type="float">
            <text:p>0.000305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02077" calcext:value-type="float">
            <text:p>0.00102077</text:p>
          </table:table-cell>
          <table:table-cell office:value-type="float" office:value="0.000979257" calcext:value-type="float">
            <text:p>0.000979257</text:p>
          </table:table-cell>
          <table:table-cell office:value-type="float" office:value="0.000973721" calcext:value-type="float">
            <text:p>0.000973721</text:p>
          </table:table-cell>
          <table:table-cell office:value-type="float" office:value="0.00119886" calcext:value-type="float">
            <text:p>0.00119886</text:p>
          </table:table-cell>
          <table:table-cell office:value-type="float" office:value="0.00100497" calcext:value-type="float">
            <text:p>0.00100497</text:p>
          </table:table-cell>
          <table:table-cell table:number-columns-repeated="23"/>
          <table:table-cell office:value-type="float" office:value="60" calcext:value-type="float">
            <text:p>60</text:p>
          </table:table-cell>
          <table:table-cell office:value-type="float" office:value="0.000789663" calcext:value-type="float">
            <text:p>0.000789663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0104732" calcext:value-type="float">
            <text:p>0.00104732</text:p>
          </table:table-cell>
          <table:table-cell office:value-type="float" office:value="0.000982644" calcext:value-type="float">
            <text:p>0.000982644</text:p>
          </table:table-cell>
          <table:table-cell office:value-type="float" office:value="0.0011863" calcext:value-type="float">
            <text:p>0.00118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271959" calcext:value-type="float">
            <text:p>0.00271959</text:p>
          </table:table-cell>
          <table:table-cell office:value-type="float" office:value="0.00154226" calcext:value-type="float">
            <text:p>0.00154226</text:p>
          </table:table-cell>
          <table:table-cell office:value-type="float" office:value="0.00182435" calcext:value-type="float">
            <text:p>0.00182435</text:p>
          </table:table-cell>
          <table:table-cell office:value-type="float" office:value="0.0014501" calcext:value-type="float">
            <text:p>0.0014501</text:p>
          </table:table-cell>
          <table:table-cell office:value-type="float" office:value="0.00191948" calcext:value-type="float">
            <text:p>0.00191948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0.00037373" calcext:value-type="float">
            <text:p>0.00037373</text:p>
          </table:table-cell>
          <table:table-cell office:value-type="float" office:value="0.00036441" calcext:value-type="float">
            <text:p>0.00036441</text:p>
          </table:table-cell>
          <table:table-cell office:value-type="float" office:value="0.000338869" calcext:value-type="float">
            <text:p>0.000338869</text:p>
          </table:table-cell>
          <table:table-cell office:value-type="float" office:value="0.000340882" calcext:value-type="float">
            <text:p>0.000340882</text:p>
          </table:table-cell>
          <table:table-cell office:value-type="float" office:value="0.000360602" calcext:value-type="float">
            <text:p>0.0003606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11082" calcext:value-type="float">
            <text:p>0.00111082</text:p>
          </table:table-cell>
          <table:table-cell office:value-type="float" office:value="0.00108932" calcext:value-type="float">
            <text:p>0.00108932</text:p>
          </table:table-cell>
          <table:table-cell office:value-type="float" office:value="0.00108937" calcext:value-type="float">
            <text:p>0.00108937</text:p>
          </table:table-cell>
          <table:table-cell office:value-type="float" office:value="0.00109341" calcext:value-type="float">
            <text:p>0.00109341</text:p>
          </table:table-cell>
          <table:table-cell office:value-type="float" office:value="0.00108932" calcext:value-type="float">
            <text:p>0.00108932</text:p>
          </table:table-cell>
          <table:table-cell table:number-columns-repeated="23"/>
          <table:table-cell office:value-type="float" office:value="65" calcext:value-type="float">
            <text:p>65</text:p>
          </table:table-cell>
          <table:table-cell office:value-type="float" office:value="0.000861369" calcext:value-type="float">
            <text:p>0.000861369</text:p>
          </table:table-cell>
          <table:table-cell office:value-type="float" office:value="0.000833971" calcext:value-type="float">
            <text:p>0.000833971</text:p>
          </table:table-cell>
          <table:table-cell office:value-type="float" office:value="0.00106398" calcext:value-type="float">
            <text:p>0.00106398</text:p>
          </table:table-cell>
          <table:table-cell office:value-type="float" office:value="0.000758961" calcext:value-type="float">
            <text:p>0.000758961</text:p>
          </table:table-cell>
          <table:table-cell office:value-type="float" office:value="0.000930694" calcext:value-type="float">
            <text:p>0.0009306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237475" calcext:value-type="float">
            <text:p>0.00237475</text:p>
          </table:table-cell>
          <table:table-cell office:value-type="float" office:value="0.00124209" calcext:value-type="float">
            <text:p>0.00124209</text:p>
          </table:table-cell>
          <table:table-cell office:value-type="float" office:value="0.00221303" calcext:value-type="float">
            <text:p>0.00221303</text:p>
          </table:table-cell>
          <table:table-cell office:value-type="float" office:value="0.00145624" calcext:value-type="float">
            <text:p>0.00145624</text:p>
          </table:table-cell>
          <table:table-cell office:value-type="float" office:value="0.00244773" calcext:value-type="float">
            <text:p>0.00244773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.000381559" calcext:value-type="float">
            <text:p>0.000381559</text:p>
          </table:table-cell>
          <table:table-cell office:value-type="float" office:value="0.00042161" calcext:value-type="float">
            <text:p>0.00042161</text:p>
          </table:table-cell>
          <table:table-cell office:value-type="float" office:value="0.000387231" calcext:value-type="float">
            <text:p>0.000387231</text:p>
          </table:table-cell>
          <table:table-cell office:value-type="float" office:value="0.000387662" calcext:value-type="float">
            <text:p>0.000387662</text:p>
          </table:table-cell>
          <table:table-cell office:value-type="float" office:value="0.000394024" calcext:value-type="float">
            <text:p>0.000394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25388" calcext:value-type="float">
            <text:p>0.00125388</text:p>
          </table:table-cell>
          <table:table-cell office:value-type="float" office:value="0.00122901" calcext:value-type="float">
            <text:p>0.00122901</text:p>
          </table:table-cell>
          <table:table-cell office:value-type="float" office:value="0.00123203" calcext:value-type="float">
            <text:p>0.00123203</text:p>
          </table:table-cell>
          <table:table-cell office:value-type="float" office:value="0.00122582" calcext:value-type="float">
            <text:p>0.00122582</text:p>
          </table:table-cell>
          <table:table-cell office:value-type="float" office:value="0.00123015" calcext:value-type="float">
            <text:p>0.00123015</text:p>
          </table:table-cell>
          <table:table-cell table:number-columns-repeated="23"/>
          <table:table-cell office:value-type="float" office:value="70" calcext:value-type="float">
            <text:p>70</text:p>
          </table:table-cell>
          <table:table-cell office:value-type="float" office:value="0.000706296" calcext:value-type="float">
            <text:p>0.000706296</text:p>
          </table:table-cell>
          <table:table-cell office:value-type="float" office:value="0.00106849" calcext:value-type="float">
            <text:p>0.00106849</text:p>
          </table:table-cell>
          <table:table-cell office:value-type="float" office:value="0.000906454" calcext:value-type="float">
            <text:p>0.000906454</text:p>
          </table:table-cell>
          <table:table-cell office:value-type="float" office:value="0.000729332" calcext:value-type="float">
            <text:p>0.000729332</text:p>
          </table:table-cell>
          <table:table-cell office:value-type="float" office:value="0.000909081" calcext:value-type="float">
            <text:p>0.0009090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16523" calcext:value-type="float">
            <text:p>0.0016523</text:p>
          </table:table-cell>
          <table:table-cell office:value-type="float" office:value="0.00199545" calcext:value-type="float">
            <text:p>0.00199545</text:p>
          </table:table-cell>
          <table:table-cell office:value-type="float" office:value="0.00273548" calcext:value-type="float">
            <text:p>0.00273548</text:p>
          </table:table-cell>
          <table:table-cell office:value-type="float" office:value="0.00160746" calcext:value-type="float">
            <text:p>0.00160746</text:p>
          </table:table-cell>
          <table:table-cell office:value-type="float" office:value="0.00146606" calcext:value-type="float">
            <text:p>0.001466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0.000429517" calcext:value-type="float">
            <text:p>0.000429517</text:p>
          </table:table-cell>
          <table:table-cell office:value-type="float" office:value="0.000448792" calcext:value-type="float">
            <text:p>0.000448792</text:p>
          </table:table-cell>
          <table:table-cell office:value-type="float" office:value="0.000524571" calcext:value-type="float">
            <text:p>0.000524571</text:p>
          </table:table-cell>
          <table:table-cell office:value-type="float" office:value="0.000431084" calcext:value-type="float">
            <text:p>0.000431084</text:p>
          </table:table-cell>
          <table:table-cell office:value-type="float" office:value="0.000464953" calcext:value-type="float">
            <text:p>0.0004649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43507" calcext:value-type="float">
            <text:p>0.00143507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0.00145616" calcext:value-type="float">
            <text:p>0.00145616</text:p>
          </table:table-cell>
          <table:table-cell office:value-type="float" office:value="0.00135969" calcext:value-type="float">
            <text:p>0.00135969</text:p>
          </table:table-cell>
          <table:table-cell office:value-type="float" office:value="0.00135531" calcext:value-type="float">
            <text:p>0.00135531</text:p>
          </table:table-cell>
          <table:table-cell table:number-columns-repeated="23"/>
          <table:table-cell office:value-type="float" office:value="75" calcext:value-type="float">
            <text:p>75</text:p>
          </table:table-cell>
          <table:table-cell office:value-type="float" office:value="0.000710125" calcext:value-type="float">
            <text:p>0.000710125</text:p>
          </table:table-cell>
          <table:table-cell office:value-type="float" office:value="0.000953647" calcext:value-type="float">
            <text:p>0.000953647</text:p>
          </table:table-cell>
          <table:table-cell office:value-type="float" office:value="0.000995944" calcext:value-type="float">
            <text:p>0.000995944</text:p>
          </table:table-cell>
          <table:table-cell office:value-type="float" office:value="0.000944027" calcext:value-type="float">
            <text:p>0.000944027</text:p>
          </table:table-cell>
          <table:table-cell office:value-type="float" office:value="0.00122162" calcext:value-type="float">
            <text:p>0.001221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176169" calcext:value-type="float">
            <text:p>0.00176169</text:p>
          </table:table-cell>
          <table:table-cell office:value-type="float" office:value="0.0015149" calcext:value-type="float">
            <text:p>0.0015149</text:p>
          </table:table-cell>
          <table:table-cell office:value-type="float" office:value="0.00135102" calcext:value-type="float">
            <text:p>0.00135102</text:p>
          </table:table-cell>
          <table:table-cell office:value-type="float" office:value="0.00185821" calcext:value-type="float">
            <text:p>0.00185821</text:p>
          </table:table-cell>
          <table:table-cell office:value-type="float" office:value="0.00162568" calcext:value-type="float">
            <text:p>0.00162568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0.000676886" calcext:value-type="float">
            <text:p>0.000676886</text:p>
          </table:table-cell>
          <table:table-cell office:value-type="float" office:value="0.000480559" calcext:value-type="float">
            <text:p>0.000480559</text:p>
          </table:table-cell>
          <table:table-cell office:value-type="float" office:value="0.000497384" calcext:value-type="float">
            <text:p>0.000497384</text:p>
          </table:table-cell>
          <table:table-cell office:value-type="float" office:value="0.000492072" calcext:value-type="float">
            <text:p>0.000492072</text:p>
          </table:table-cell>
          <table:table-cell office:value-type="float" office:value="0.00054607" calcext:value-type="float">
            <text:p>0.000546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71128" calcext:value-type="float">
            <text:p>0.00171128</text:p>
          </table:table-cell>
          <table:table-cell office:value-type="float" office:value="0.00184156" calcext:value-type="float">
            <text:p>0.00184156</text:p>
          </table:table-cell>
          <table:table-cell office:value-type="float" office:value="0.00159963" calcext:value-type="float">
            <text:p>0.00159963</text:p>
          </table:table-cell>
          <table:table-cell office:value-type="float" office:value="0.00158456" calcext:value-type="float">
            <text:p>0.00158456</text:p>
          </table:table-cell>
          <table:table-cell office:value-type="float" office:value="0.00161534" calcext:value-type="float">
            <text:p>0.00161534</text:p>
          </table:table-cell>
          <table:table-cell table:number-columns-repeated="23"/>
          <table:table-cell office:value-type="float" office:value="80" calcext:value-type="float">
            <text:p>80</text:p>
          </table:table-cell>
          <table:table-cell office:value-type="float" office:value="0.000997139" calcext:value-type="float">
            <text:p>0.000997139</text:p>
          </table:table-cell>
          <table:table-cell office:value-type="float" office:value="0.00114119" calcext:value-type="float">
            <text:p>0.00114119</text:p>
          </table:table-cell>
          <table:table-cell office:value-type="float" office:value="0.00119968" calcext:value-type="float">
            <text:p>0.00119968</text:p>
          </table:table-cell>
          <table:table-cell office:value-type="float" office:value="0.000725145" calcext:value-type="float">
            <text:p>0.000725145</text:p>
          </table:table-cell>
          <table:table-cell office:value-type="float" office:value="0.00111959" calcext:value-type="float">
            <text:p>0.001119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139541" calcext:value-type="float">
            <text:p>0.00139541</text:p>
          </table:table-cell>
          <table:table-cell office:value-type="float" office:value="0.00176173" calcext:value-type="float">
            <text:p>0.00176173</text:p>
          </table:table-cell>
          <table:table-cell office:value-type="float" office:value="0.00144944" calcext:value-type="float">
            <text:p>0.00144944</text:p>
          </table:table-cell>
          <table:table-cell office:value-type="float" office:value="0.00176502" calcext:value-type="float">
            <text:p>0.00176502</text:p>
          </table:table-cell>
          <table:table-cell office:value-type="float" office:value="0.00179178" calcext:value-type="float">
            <text:p>0.00179178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0.000511355" calcext:value-type="float">
            <text:p>0.000511355</text:p>
          </table:table-cell>
          <table:table-cell office:value-type="float" office:value="0.000520606" calcext:value-type="float">
            <text:p>0.000520606</text:p>
          </table:table-cell>
          <table:table-cell office:value-type="float" office:value="0.000539937" calcext:value-type="float">
            <text:p>0.000539937</text:p>
          </table:table-cell>
          <table:table-cell office:value-type="float" office:value="0.000534389" calcext:value-type="float">
            <text:p>0.000534389</text:p>
          </table:table-cell>
          <table:table-cell office:value-type="float" office:value="0.000505742" calcext:value-type="float">
            <text:p>0.0005057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77631" calcext:value-type="float">
            <text:p>0.00177631</text:p>
          </table:table-cell>
          <table:table-cell office:value-type="float" office:value="0.00175819" calcext:value-type="float">
            <text:p>0.00175819</text:p>
          </table:table-cell>
          <table:table-cell office:value-type="float" office:value="0.00179357" calcext:value-type="float">
            <text:p>0.00179357</text:p>
          </table:table-cell>
          <table:table-cell office:value-type="float" office:value="0.00170431" calcext:value-type="float">
            <text:p>0.00170431</text:p>
          </table:table-cell>
          <table:table-cell office:value-type="float" office:value="0.0017495" calcext:value-type="float">
            <text:p>0.0017495</text:p>
          </table:table-cell>
          <table:table-cell table:number-columns-repeated="23"/>
          <table:table-cell office:value-type="float" office:value="85" calcext:value-type="float">
            <text:p>85</text:p>
          </table:table-cell>
          <table:table-cell office:value-type="float" office:value="0.000698155" calcext:value-type="float">
            <text:p>0.000698155</text:p>
          </table:table-cell>
          <table:table-cell office:value-type="float" office:value="0.000888636" calcext:value-type="float">
            <text:p>0.000888636</text:p>
          </table:table-cell>
          <table:table-cell office:value-type="float" office:value="0.00143579" calcext:value-type="float">
            <text:p>0.00143579</text:p>
          </table:table-cell>
          <table:table-cell office:value-type="float" office:value="0.000767057" calcext:value-type="float">
            <text:p>0.000767057</text:p>
          </table:table-cell>
          <table:table-cell office:value-type="float" office:value="0.00123097" calcext:value-type="float">
            <text:p>0.001230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145343" calcext:value-type="float">
            <text:p>0.00145343</text:p>
          </table:table-cell>
          <table:table-cell office:value-type="float" office:value="0.00262289" calcext:value-type="float">
            <text:p>0.00262289</text:p>
          </table:table-cell>
          <table:table-cell office:value-type="float" office:value="0.00184219" calcext:value-type="float">
            <text:p>0.00184219</text:p>
          </table:table-cell>
          <table:table-cell office:value-type="float" office:value="0.00144016" calcext:value-type="float">
            <text:p>0.00144016</text:p>
          </table:table-cell>
          <table:table-cell office:value-type="float" office:value="0.00195982" calcext:value-type="float">
            <text:p>0.00195982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0.000558045" calcext:value-type="float">
            <text:p>0.000558045</text:p>
          </table:table-cell>
          <table:table-cell office:value-type="float" office:value="0.000558951" calcext:value-type="float">
            <text:p>0.000558951</text:p>
          </table:table-cell>
          <table:table-cell office:value-type="float" office:value="0.00055713" calcext:value-type="float">
            <text:p>0.00055713</text:p>
          </table:table-cell>
          <table:table-cell office:value-type="float" office:value="0.0005979" calcext:value-type="float">
            <text:p>0.0005979</text:p>
          </table:table-cell>
          <table:table-cell office:value-type="float" office:value="0.000549849" calcext:value-type="float">
            <text:p>0.0005498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93612" calcext:value-type="float">
            <text:p>0.00193612</text:p>
          </table:table-cell>
          <table:table-cell office:value-type="float" office:value="0.00192285" calcext:value-type="float">
            <text:p>0.00192285</text:p>
          </table:table-cell>
          <table:table-cell office:value-type="float" office:value="0.00192717" calcext:value-type="float">
            <text:p>0.00192717</text:p>
          </table:table-cell>
          <table:table-cell office:value-type="float" office:value="0.00187219" calcext:value-type="float">
            <text:p>0.00187219</text:p>
          </table:table-cell>
          <table:table-cell office:value-type="float" office:value="0.00195422" calcext:value-type="float">
            <text:p>0.00195422</text:p>
          </table:table-cell>
          <table:table-cell table:number-columns-repeated="23"/>
          <table:table-cell office:value-type="float" office:value="90" calcext:value-type="float">
            <text:p>90</text:p>
          </table:table-cell>
          <table:table-cell office:value-type="float" office:value="0.00116231" calcext:value-type="float">
            <text:p>0.00116231</text:p>
          </table:table-cell>
          <table:table-cell office:value-type="float" office:value="0.00138494" calcext:value-type="float">
            <text:p>0.00138494</text:p>
          </table:table-cell>
          <table:table-cell office:value-type="float" office:value="0.000907826" calcext:value-type="float">
            <text:p>0.000907826</text:p>
          </table:table-cell>
          <table:table-cell office:value-type="float" office:value="0.00130819" calcext:value-type="float">
            <text:p>0.00130819</text:p>
          </table:table-cell>
          <table:table-cell office:value-type="float" office:value="0.00101823" calcext:value-type="float">
            <text:p>0.00101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240995" calcext:value-type="float">
            <text:p>0.00240995</text:p>
          </table:table-cell>
          <table:table-cell office:value-type="float" office:value="0.00246878" calcext:value-type="float">
            <text:p>0.00246878</text:p>
          </table:table-cell>
          <table:table-cell office:value-type="float" office:value="0.00254333" calcext:value-type="float">
            <text:p>0.00254333</text:p>
          </table:table-cell>
          <table:table-cell office:value-type="float" office:value="0.0022539" calcext:value-type="float">
            <text:p>0.0022539</text:p>
          </table:table-cell>
          <table:table-cell office:value-type="float" office:value="0.00204093" calcext:value-type="float">
            <text:p>0.00204093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0.000648696" calcext:value-type="float">
            <text:p>0.000648696</text:p>
          </table:table-cell>
          <table:table-cell office:value-type="float" office:value="0.000620918" calcext:value-type="float">
            <text:p>0.000620918</text:p>
          </table:table-cell>
          <table:table-cell office:value-type="float" office:value="0.000625877" calcext:value-type="float">
            <text:p>0.000625877</text:p>
          </table:table-cell>
          <table:table-cell office:value-type="float" office:value="0.000612577" calcext:value-type="float">
            <text:p>0.000612577</text:p>
          </table:table-cell>
          <table:table-cell office:value-type="float" office:value="0.000639078" calcext:value-type="float">
            <text:p>0.0006390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25564" calcext:value-type="float">
            <text:p>0.00225564</text:p>
          </table:table-cell>
          <table:table-cell office:value-type="float" office:value="0.00213302" calcext:value-type="float">
            <text:p>0.00213302</text:p>
          </table:table-cell>
          <table:table-cell office:value-type="float" office:value="0.00204193" calcext:value-type="float">
            <text:p>0.00204193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204533" calcext:value-type="float">
            <text:p>0.00204533</text:p>
          </table:table-cell>
          <table:table-cell table:number-columns-repeated="23"/>
          <table:table-cell office:value-type="float" office:value="95" calcext:value-type="float">
            <text:p>95</text:p>
          </table:table-cell>
          <table:table-cell office:value-type="float" office:value="0.000941313" calcext:value-type="float">
            <text:p>0.000941313</text:p>
          </table:table-cell>
          <table:table-cell office:value-type="float" office:value="0.000879634" calcext:value-type="float">
            <text:p>0.000879634</text:p>
          </table:table-cell>
          <table:table-cell office:value-type="float" office:value="0.0012237" calcext:value-type="float">
            <text:p>0.0012237</text:p>
          </table:table-cell>
          <table:table-cell office:value-type="float" office:value="0.000872538" calcext:value-type="float">
            <text:p>0.000872538</text:p>
          </table:table-cell>
          <table:table-cell office:value-type="float" office:value="0.000819388" calcext:value-type="float">
            <text:p>0.000819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146429" calcext:value-type="float">
            <text:p>0.00146429</text:p>
          </table:table-cell>
          <table:table-cell office:value-type="float" office:value="0.00119614" calcext:value-type="float">
            <text:p>0.00119614</text:p>
          </table:table-cell>
          <table:table-cell office:value-type="float" office:value="0.00216548" calcext:value-type="float">
            <text:p>0.00216548</text:p>
          </table:table-cell>
          <table:table-cell office:value-type="float" office:value="0.00151889" calcext:value-type="float">
            <text:p>0.00151889</text:p>
          </table:table-cell>
          <table:table-cell office:value-type="float" office:value="0.00130838" calcext:value-type="float">
            <text:p>0.0013083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0.000690352" calcext:value-type="float">
            <text:p>0.000690352</text:p>
          </table:table-cell>
          <table:table-cell office:value-type="float" office:value="0.000719081" calcext:value-type="float">
            <text:p>0.000719081</text:p>
          </table:table-cell>
          <table:table-cell office:value-type="float" office:value="0.00068807" calcext:value-type="float">
            <text:p>0.00068807</text:p>
          </table:table-cell>
          <table:table-cell office:value-type="float" office:value="0.000649491" calcext:value-type="float">
            <text:p>0.000649491</text:p>
          </table:table-cell>
          <table:table-cell office:value-type="float" office:value="0.000778796" calcext:value-type="float">
            <text:p>0.000778796</text:p>
          </table:table-cell>
        </table:table-row>
        <table:table-row table:style-name="ro1">
          <table:table-cell table:number-columns-repeated="29"/>
          <table:table-cell office:value-type="float" office:value="100" calcext:value-type="float">
            <text:p>100</text:p>
          </table:table-cell>
          <table:table-cell office:value-type="float" office:value="0.00102088" calcext:value-type="float">
            <text:p>0.00102088</text:p>
          </table:table-cell>
          <table:table-cell office:value-type="float" office:value="0.00108478" calcext:value-type="float">
            <text:p>0.00108478</text:p>
          </table:table-cell>
          <table:table-cell office:value-type="float" office:value="0.000901379" calcext:value-type="float">
            <text:p>0.000901379</text:p>
          </table:table-cell>
          <table:table-cell office:value-type="float" office:value="0.000977084" calcext:value-type="float">
            <text:p>0.000977084</text:p>
          </table:table-cell>
          <table:table-cell office:value-type="float" office:value="0.00104663" calcext:value-type="float">
            <text:p>0.0010466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118104" calcext:value-type="float">
            <text:p>0.00118104</text:p>
          </table:table-cell>
          <table:table-cell office:value-type="float" office:value="0.00219701" calcext:value-type="float">
            <text:p>0.00219701</text:p>
          </table:table-cell>
          <table:table-cell office:value-type="float" office:value="0.00317939" calcext:value-type="float">
            <text:p>0.00317939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0214776" calcext:value-type="float">
            <text:p>0.0021477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5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10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0.000902556" calcext:value-type="float">
            <text:p>0.000902556</text:p>
          </table:table-cell>
          <table:table-cell office:value-type="float" office:value="0.000756617" calcext:value-type="float">
            <text:p>0.000756617</text:p>
          </table:table-cell>
          <table:table-cell office:value-type="float" office:value="0.000987829" calcext:value-type="float">
            <text:p>0.000987829</text:p>
          </table:table-cell>
          <table:table-cell office:value-type="float" office:value="0.00102332" calcext:value-type="float">
            <text:p>0.00102332</text:p>
          </table:table-cell>
          <table:table-cell office:value-type="float" office:value="0.0010248" calcext:value-type="float">
            <text:p>0.001024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46543" calcext:value-type="float">
            <text:p>0.00246543</text:p>
          </table:table-cell>
          <table:table-cell office:value-type="float" office:value="0.00146374" calcext:value-type="float">
            <text:p>0.00146374</text:p>
          </table:table-cell>
          <table:table-cell office:value-type="float" office:value="0.00234839" calcext:value-type="float">
            <text:p>0.00234839</text:p>
          </table:table-cell>
          <table:table-cell office:value-type="float" office:value="0.00230318" calcext:value-type="float">
            <text:p>0.00230318</text:p>
          </table:table-cell>
          <table:table-cell office:value-type="float" office:value="0.00220282" calcext:value-type="float">
            <text:p>0.002202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3_v1_beta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175216727717" calcext:value-type="float">
            <text:p>0.175216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7936507937" calcext:value-type="float">
            <text:p>0.1579365079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11600877193" calcext:value-type="float">
            <text:p>0.1160087719</text:p>
          </table:table-cell>
          <table:table-cell office:value-type="float" office:value="0.175216727717" calcext:value-type="float">
            <text:p>0.1752167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office:value-type="float" office:value="0.00081656" calcext:value-type="float">
            <text:p>0.00081656</text:p>
          </table:table-cell>
          <table:table-cell office:value-type="float" office:value="0.000708471" calcext:value-type="float">
            <text:p>0.000708471</text:p>
          </table:table-cell>
          <table:table-cell office:value-type="float" office:value="0.000723173" calcext:value-type="float">
            <text:p>0.000723173</text:p>
          </table:table-cell>
          <table:table-cell office:value-type="float" office:value="0.000948751" calcext:value-type="float">
            <text:p>0.000948751</text:p>
          </table:table-cell>
          <table:table-cell office:value-type="float" office:value="0.00110628" calcext:value-type="float">
            <text:p>0.001106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189655" calcext:value-type="float">
            <text:p>0.00189655</text:p>
          </table:table-cell>
          <table:table-cell office:value-type="float" office:value="0.00272615" calcext:value-type="float">
            <text:p>0.00272615</text:p>
          </table:table-cell>
          <table:table-cell office:value-type="float" office:value="0.00212677" calcext:value-type="float">
            <text:p>0.00212677</text:p>
          </table:table-cell>
          <table:table-cell office:value-type="float" office:value="0.00120835" calcext:value-type="float">
            <text:p>0.00120835</text:p>
          </table:table-cell>
          <table:table-cell office:value-type="float" office:value="0.00200305" calcext:value-type="float">
            <text:p>0.00200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5_v1_beta</text:p>
          </table:table-cell>
          <table:table-cell/>
          <table:table-cell office:value-type="float" office:value="0.112481962482" calcext:value-type="float">
            <text:p>0.1124819625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251868221648" calcext:value-type="float">
            <text:p>0.251868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93859649123" calcext:value-type="float">
            <text:p>0.0793859649</text:p>
          </table:table-cell>
          <table:table-cell office:value-type="float" office:value="0.141266788767" calcext:value-type="float">
            <text:p>0.1412667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office:value-type="float" office:value="0.000778537" calcext:value-type="float">
            <text:p>0.000778537</text:p>
          </table:table-cell>
          <table:table-cell office:value-type="float" office:value="0.00122543" calcext:value-type="float">
            <text:p>0.00122543</text:p>
          </table:table-cell>
          <table:table-cell office:value-type="float" office:value="0.000748947" calcext:value-type="float">
            <text:p>0.000748947</text:p>
          </table:table-cell>
          <table:table-cell office:value-type="float" office:value="0.00110447" calcext:value-type="float">
            <text:p>0.00110447</text:p>
          </table:table-cell>
          <table:table-cell office:value-type="float" office:value="0.00100523" calcext:value-type="float">
            <text:p>0.001005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209809" calcext:value-type="float">
            <text:p>0.00209809</text:p>
          </table:table-cell>
          <table:table-cell office:value-type="float" office:value="0.00162562" calcext:value-type="float">
            <text:p>0.00162562</text:p>
          </table:table-cell>
          <table:table-cell office:value-type="float" office:value="0.00163395" calcext:value-type="float">
            <text:p>0.00163395</text:p>
          </table:table-cell>
          <table:table-cell office:value-type="float" office:value="0.00164378" calcext:value-type="float">
            <text:p>0.00164378</text:p>
          </table:table-cell>
          <table:table-cell office:value-type="float" office:value="0.00541025" calcext:value-type="float">
            <text:p>0.005410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7_v1_beta</text:p>
          </table:table-cell>
          <table:table-cell/>
          <table:table-cell office:value-type="float" office:value="0.0715728715729" calcext:value-type="float">
            <text:p>0.0715728716</text:p>
          </table:table-cell>
          <table:table-cell office:value-type="float" office:value="0.167619047619" calcext:value-type="float">
            <text:p>0.16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8464912281" calcext:value-type="float">
            <text:p>0.1484649123</text:p>
          </table:table-cell>
          <table:table-cell office:value-type="float" office:value="0.238451464793" calcext:value-type="float">
            <text:p>0.23845146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9122807018" calcext:value-type="float">
            <text:p>0.0399122807</text:p>
          </table:table-cell>
          <table:table-cell office:value-type="float" office:value="0.228803939116" calcext:value-type="float">
            <text:p>0.2288039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30" calcext:value-type="float">
            <text:p>130</text:p>
          </table:table-cell>
          <table:table-cell office:value-type="float" office:value="0.00110988" calcext:value-type="float">
            <text:p>0.00110988</text:p>
          </table:table-cell>
          <table:table-cell office:value-type="float" office:value="0.000822594" calcext:value-type="float">
            <text:p>0.000822594</text:p>
          </table:table-cell>
          <table:table-cell office:value-type="float" office:value="0.000791105" calcext:value-type="float">
            <text:p>0.000791105</text:p>
          </table:table-cell>
          <table:table-cell office:value-type="float" office:value="0.00112575" calcext:value-type="float">
            <text:p>0.00112575</text:p>
          </table:table-cell>
          <table:table-cell office:value-type="float" office:value="0.000995887" calcext:value-type="float">
            <text:p>0.00099588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179955" calcext:value-type="float">
            <text:p>0.00179955</text:p>
          </table:table-cell>
          <table:table-cell office:value-type="float" office:value="0.00298207" calcext:value-type="float">
            <text:p>0.00298207</text:p>
          </table:table-cell>
          <table:table-cell office:value-type="float" office:value="0.0018075" calcext:value-type="float">
            <text:p>0.0018075</text:p>
          </table:table-cell>
          <table:table-cell office:value-type="float" office:value="0.00117385" calcext:value-type="float">
            <text:p>0.00117385</text:p>
          </table:table-cell>
          <table:table-cell office:value-type="float" office:value="0.00161608" calcext:value-type="float">
            <text:p>0.00161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10_v1_beta</text:p>
          </table:table-cell>
          <table:table-cell/>
          <table:table-cell office:value-type="float" office:value="0.0943001443001" calcext:value-type="float">
            <text:p>0.094300144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60745614035" calcext:value-type="float">
            <text:p>0.160745614</text:p>
          </table:table-cell>
          <table:table-cell office:value-type="float" office:value="0.205430923243" calcext:value-type="float">
            <text:p>0.205430923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17893217893" calcext:value-type="float">
            <text:p>0.3178932179</text:p>
          </table:table-cell>
          <table:table-cell office:value-type="float" office:value="0.211666666667" calcext:value-type="float">
            <text:p>0.21166666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7280701754" calcext:value-type="float">
            <text:p>0.1372807018</text:p>
          </table:table-cell>
          <table:table-cell office:value-type="float" office:value="0.19292506105" calcext:value-type="float">
            <text:p>0.1929250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0.00056539" calcext:value-type="float">
            <text:p>0.00056539</text:p>
          </table:table-cell>
          <table:table-cell office:value-type="float" office:value="0.000564699" calcext:value-type="float">
            <text:p>0.000564699</text:p>
          </table:table-cell>
          <table:table-cell office:value-type="float" office:value="0.00059573" calcext:value-type="float">
            <text:p>0.00059573</text:p>
          </table:table-cell>
          <table:table-cell office:value-type="float" office:value="0.00109379" calcext:value-type="float">
            <text:p>0.00109379</text:p>
          </table:table-cell>
          <table:table-cell office:value-type="float" office:value="0.00112693" calcext:value-type="float">
            <text:p>0.0011269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198142" calcext:value-type="float">
            <text:p>0.00198142</text:p>
          </table:table-cell>
          <table:table-cell office:value-type="float" office:value="0.00198622" calcext:value-type="float">
            <text:p>0.00198622</text:p>
          </table:table-cell>
          <table:table-cell office:value-type="float" office:value="0.0014024" calcext:value-type="float">
            <text:p>0.0014024</text:p>
          </table:table-cell>
          <table:table-cell office:value-type="float" office:value="0.00191594" calcext:value-type="float">
            <text:p>0.00191594</text:p>
          </table:table-cell>
          <table:table-cell office:value-type="float" office:value="0.001219" calcext:value-type="float">
            <text:p>0.001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12_v1_beta</text:p>
          </table:table-cell>
          <table:table-cell/>
          <table:table-cell office:value-type="float" office:value="0.23455988456" calcext:value-type="float">
            <text:p>0.2345598846</text:p>
          </table:table-cell>
          <table:table-cell office:value-type="float" office:value="0.136666666667" calcext:value-type="float">
            <text:p>0.1366666667</text:p>
          </table:table-cell>
          <table:table-cell office:value-type="float" office:value="0" calcext:value-type="float">
            <text:p>0</text:p>
          </table:table-cell>
          <table:table-cell office:value-type="float" office:value="0.117324561404" calcext:value-type="float">
            <text:p>0.1173245614</text:p>
          </table:table-cell>
          <table:table-cell office:value-type="float" office:value="0.17643018746" calcext:value-type="float">
            <text:p>0.176430187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35425685426" calcext:value-type="float">
            <text:p>0.135425685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0219298246" calcext:value-type="float">
            <text:p>0.1502192982</text:p>
          </table:table-cell>
          <table:table-cell office:value-type="float" office:value="0.1839751221" calcext:value-type="float">
            <text:p>0.183975122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0.00059074" calcext:value-type="float">
            <text:p>0.00059074</text:p>
          </table:table-cell>
          <table:table-cell office:value-type="float" office:value="0.000909079" calcext:value-type="float">
            <text:p>0.000909079</text:p>
          </table:table-cell>
          <table:table-cell office:value-type="float" office:value="0.000589274" calcext:value-type="float">
            <text:p>0.000589274</text:p>
          </table:table-cell>
          <table:table-cell office:value-type="float" office:value="0.000590141" calcext:value-type="float">
            <text:p>0.000590141</text:p>
          </table:table-cell>
          <table:table-cell office:value-type="float" office:value="0.000589764" calcext:value-type="float">
            <text:p>0.000589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3_v2_beta</text:p>
          </table:table-cell>
          <table:table-cell/>
          <table:table-cell office:value-type="float" office:value="0.0976911976912" calcext:value-type="float">
            <text:p>0.0976911977</text:p>
          </table:table-cell>
          <table:table-cell office:value-type="float" office:value="0.339285714286" calcext:value-type="float">
            <text:p>0.33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191724466302" calcext:value-type="float">
            <text:p>0.1917244663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316017316" calcext:value-type="float">
            <text:p>0.1731601732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186383572568" calcext:value-type="float">
            <text:p>0.1863835726</text:p>
          </table:table-cell>
          <table:table-cell office:value-type="float" office:value="0.29469876243" calcext:value-type="float">
            <text:p>0.2946987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15" calcext:value-type="float">
            <text:p>115</text:p>
          </table:table-cell>
          <table:table-cell office:value-type="float" office:value="0.000774527" calcext:value-type="float">
            <text:p>0.000774527</text:p>
          </table:table-cell>
          <table:table-cell office:value-type="float" office:value="0.000730366" calcext:value-type="float">
            <text:p>0.000730366</text:p>
          </table:table-cell>
          <table:table-cell office:value-type="float" office:value="0.00126816" calcext:value-type="float">
            <text:p>0.00126816</text:p>
          </table:table-cell>
          <table:table-cell office:value-type="float" office:value="0.00079602" calcext:value-type="float">
            <text:p>0.00079602</text:p>
          </table:table-cell>
          <table:table-cell office:value-type="float" office:value="0.000710367" calcext:value-type="float">
            <text:p>0.0007103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261731" calcext:value-type="float">
            <text:p>0.00261731</text:p>
          </table:table-cell>
          <table:table-cell office:value-type="float" office:value="0.00130531" calcext:value-type="float">
            <text:p>0.00130531</text:p>
          </table:table-cell>
          <table:table-cell office:value-type="float" office:value="0.00169368" calcext:value-type="float">
            <text:p>0.00169368</text:p>
          </table:table-cell>
          <table:table-cell office:value-type="float" office:value="0.00148551" calcext:value-type="float">
            <text:p>0.00148551</text:p>
          </table:table-cell>
          <table:table-cell office:value-type="float" office:value="0.00332546" calcext:value-type="float">
            <text:p>0.00332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5_v2_beta</text:p>
          </table:table-cell>
          <table:table-cell/>
          <table:table-cell office:value-type="float" office:value="0.297041847042" calcext:value-type="float">
            <text:p>0.297041847</text:p>
          </table:table-cell>
          <table:table-cell office:value-type="float" office:value="0.280238095238" calcext:value-type="float">
            <text:p>0.2802380952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84631839974" calcext:value-type="float">
            <text:p>0.2846318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199422799423" calcext:value-type="float">
            <text:p>0.1994227994</text:p>
          </table:table-cell>
          <table:table-cell office:value-type="float" office:value="0.269285714286" calcext:value-type="float">
            <text:p>0.26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24322169059" calcext:value-type="float">
            <text:p>0.2243221691</text:p>
          </table:table-cell>
          <table:table-cell office:value-type="float" office:value="0.290881839974" calcext:value-type="float">
            <text:p>0.29088184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125" calcext:value-type="float">
            <text:p>125</text:p>
          </table:table-cell>
          <table:table-cell office:value-type="float" office:value="0.000530682" calcext:value-type="float">
            <text:p>0.000530682</text:p>
          </table:table-cell>
          <table:table-cell office:value-type="float" office:value="0.000810475" calcext:value-type="float">
            <text:p>0.000810475</text:p>
          </table:table-cell>
          <table:table-cell office:value-type="float" office:value="0.000773458" calcext:value-type="float">
            <text:p>0.000773458</text:p>
          </table:table-cell>
          <table:table-cell office:value-type="float" office:value="0.000911231" calcext:value-type="float">
            <text:p>0.000911231</text:p>
          </table:table-cell>
          <table:table-cell office:value-type="float" office:value="0.00107536" calcext:value-type="float">
            <text:p>0.001075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218556" calcext:value-type="float">
            <text:p>0.00218556</text:p>
          </table:table-cell>
          <table:table-cell office:value-type="float" office:value="0.00172523" calcext:value-type="float">
            <text:p>0.00172523</text:p>
          </table:table-cell>
          <table:table-cell office:value-type="float" office:value="0.00336602" calcext:value-type="float">
            <text:p>0.00336602</text:p>
          </table:table-cell>
          <table:table-cell office:value-type="float" office:value="0.00176722" calcext:value-type="float">
            <text:p>0.00176722</text:p>
          </table:table-cell>
          <table:table-cell office:value-type="float" office:value="0.00169085" calcext:value-type="float">
            <text:p>0.001690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7_v2_beta</text:p>
          </table:table-cell>
          <table:table-cell/>
          <table:table-cell office:value-type="float" office:value="0.163059163059" calcext:value-type="float">
            <text:p>0.1630591631</text:p>
          </table:table-cell>
          <table:table-cell office:value-type="float" office:value="0.349285714286" calcext:value-type="float">
            <text:p>0.34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341801937034" calcext:value-type="float">
            <text:p>0.34180193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7518037518" calcext:value-type="float">
            <text:p>0.3375180375</text:p>
          </table:table-cell>
          <table:table-cell office:value-type="float" office:value="0.269285714286" calcext:value-type="float">
            <text:p>0.26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0637958533" calcext:value-type="float">
            <text:p>0.2506379585</text:p>
          </table:table-cell>
          <table:table-cell office:value-type="float" office:value="0.355073744883" calcext:value-type="float">
            <text:p>0.35507374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35" calcext:value-type="float">
            <text:p>135</text:p>
          </table:table-cell>
          <table:table-cell office:value-type="float" office:value="0.000918556" calcext:value-type="float">
            <text:p>0.000918556</text:p>
          </table:table-cell>
          <table:table-cell office:value-type="float" office:value="0.000851799" calcext:value-type="float">
            <text:p>0.000851799</text:p>
          </table:table-cell>
          <table:table-cell office:value-type="float" office:value="0.000824455" calcext:value-type="float">
            <text:p>0.000824455</text:p>
          </table:table-cell>
          <table:table-cell office:value-type="float" office:value="0.000968157" calcext:value-type="float">
            <text:p>0.000968157</text:p>
          </table:table-cell>
          <table:table-cell office:value-type="float" office:value="0.000944347" calcext:value-type="float">
            <text:p>0.0009443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158874" calcext:value-type="float">
            <text:p>0.00158874</text:p>
          </table:table-cell>
          <table:table-cell office:value-type="float" office:value="0.00189193" calcext:value-type="float">
            <text:p>0.00189193</text:p>
          </table:table-cell>
          <table:table-cell office:value-type="float" office:value="0.00145113" calcext:value-type="float">
            <text:p>0.00145113</text:p>
          </table:table-cell>
          <table:table-cell office:value-type="float" office:value="0.00137658" calcext:value-type="float">
            <text:p>0.00137658</text:p>
          </table:table-cell>
          <table:table-cell office:value-type="float" office:value="0.00193898" calcext:value-type="float">
            <text:p>0.001938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_10_v2_beta</text:p>
          </table:table-cell>
          <table:table-cell/>
          <table:table-cell office:value-type="float" office:value="0.275901875902" calcext:value-type="float">
            <text:p>0.2759018759</text:p>
          </table:table-cell>
          <table:table-cell office:value-type="float" office:value="0.234285714286" calcext:value-type="float">
            <text:p>0.23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37240829346" calcext:value-type="float">
            <text:p>0.2372408293</text:p>
          </table:table-cell>
          <table:table-cell office:value-type="float" office:value="0.311478084007" calcext:value-type="float">
            <text:p>0.31147808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332972582973" calcext:value-type="float">
            <text:p>0.332972583</text:p>
          </table:table-cell>
          <table:table-cell office:value-type="float" office:value="0.319285714286" calcext:value-type="float">
            <text:p>0.31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20793460925" calcext:value-type="float">
            <text:p>0.2207934609</text:p>
          </table:table-cell>
          <table:table-cell office:value-type="float" office:value="0.322726280256" calcext:value-type="float">
            <text:p>0.322726280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00579916" calcext:value-type="float">
            <text:p>0.000579916</text:p>
          </table:table-cell>
          <table:table-cell office:value-type="float" office:value="0.000577181" calcext:value-type="float">
            <text:p>0.000577181</text:p>
          </table:table-cell>
          <table:table-cell office:value-type="float" office:value="0.000582224" calcext:value-type="float">
            <text:p>0.000582224</text:p>
          </table:table-cell>
          <table:table-cell office:value-type="float" office:value="0.000853049" calcext:value-type="float">
            <text:p>0.0008530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12_v2_beta</text:p>
          </table:table-cell>
          <table:table-cell/>
          <table:table-cell office:value-type="float" office:value="0.294877344877" calcext:value-type="float">
            <text:p>0.2948773449</text:p>
          </table:table-cell>
          <table:table-cell office:value-type="float" office:value="0.254285714286" calcext:value-type="float">
            <text:p>0.25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9609250399" calcext:value-type="float">
            <text:p>0.2596092504</text:p>
          </table:table-cell>
          <table:table-cell office:value-type="float" office:value="0.293198016444" calcext:value-type="float">
            <text:p>0.293198016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93362193362" calcext:value-type="float">
            <text:p>0.2933621934</text:p>
          </table:table-cell>
          <table:table-cell office:value-type="float" office:value="0.279285714286" calcext:value-type="float">
            <text:p>0.27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48644338118" calcext:value-type="float">
            <text:p>0.2486443381</text:p>
          </table:table-cell>
          <table:table-cell office:value-type="float" office:value="0.324247467402" calcext:value-type="float">
            <text:p>0.32424746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155" calcext:value-type="float">
            <text:p>155</text:p>
          </table:table-cell>
          <table:table-cell office:value-type="float" office:value="0.000598041" calcext:value-type="float">
            <text:p>0.000598041</text:p>
          </table:table-cell>
          <table:table-cell office:value-type="float" office:value="0.000598088" calcext:value-type="float">
            <text:p>0.000598088</text:p>
          </table:table-cell>
          <table:table-cell office:value-type="float" office:value="0.000595597" calcext:value-type="float">
            <text:p>0.000595597</text:p>
          </table:table-cell>
          <table:table-cell office:value-type="float" office:value="0.000934943" calcext:value-type="float">
            <text:p>0.000934943</text:p>
          </table:table-cell>
          <table:table-cell office:value-type="float" office:value="0.000601853" calcext:value-type="float">
            <text:p>0.000601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10_v1_alpha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27192982456" calcext:value-type="float">
            <text:p>0.1271929825</text:p>
          </table:table-cell>
          <table:table-cell office:value-type="float" office:value="0.160045544733" calcext:value-type="float">
            <text:p>0.1600455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868421052632" calcext:value-type="float">
            <text:p>0.0868421053</text:p>
          </table:table-cell>
          <table:table-cell office:value-type="float" office:value="0.115045544733" calcext:value-type="float">
            <text:p>0.11504554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60" calcext:value-type="float">
            <text:p>160</text:p>
          </table:table-cell>
          <table:table-cell office:value-type="float" office:value="0.000590703" calcext:value-type="float">
            <text:p>0.000590703</text:p>
          </table:table-cell>
          <table:table-cell office:value-type="float" office:value="0.000884817" calcext:value-type="float">
            <text:p>0.000884817</text:p>
          </table:table-cell>
          <table:table-cell office:value-type="float" office:value="0.00106581" calcext:value-type="float">
            <text:p>0.00106581</text:p>
          </table:table-cell>
          <table:table-cell office:value-type="float" office:value="0.000942493" calcext:value-type="float">
            <text:p>0.000942493</text:p>
          </table:table-cell>
          <table:table-cell office:value-type="float" office:value="0.000607992" calcext:value-type="float">
            <text:p>0.0006079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25_v1_alpha</text:p>
          </table:table-cell>
          <table:table-cell/>
          <table:table-cell office:value-type="float" office:value="0.020202020202" calcext:value-type="float">
            <text:p>0.0202020202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44736842105" calcext:value-type="float">
            <text:p>0.1447368421</text:p>
          </table:table-cell>
          <table:table-cell office:value-type="float" office:value="0.184934599714" calcext:value-type="float">
            <text:p>0.184934599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888888888889" calcext:value-type="float">
            <text:p>0.0888888889</text:p>
          </table:table-cell>
          <table:table-cell office:value-type="float" office:value="0.0642857142857" calcext:value-type="float">
            <text:p>0.06428571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1052631579" calcext:value-type="float">
            <text:p>0.1210526316</text:p>
          </table:table-cell>
          <table:table-cell office:value-type="float" office:value="0.175678647333" calcext:value-type="float">
            <text:p>0.175678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170" calcext:value-type="float">
            <text:p>170</text:p>
          </table:table-cell>
          <table:table-cell office:value-type="float" office:value="0.000605259" calcext:value-type="float">
            <text:p>0.000605259</text:p>
          </table:table-cell>
          <table:table-cell office:value-type="float" office:value="0.00061595" calcext:value-type="float">
            <text:p>0.00061595</text:p>
          </table:table-cell>
          <table:table-cell office:value-type="float" office:value="0.000671456" calcext:value-type="float">
            <text:p>0.000671456</text:p>
          </table:table-cell>
          <table:table-cell office:value-type="float" office:value="0.000993375" calcext:value-type="float">
            <text:p>0.000993375</text:p>
          </table:table-cell>
          <table:table-cell office:value-type="float" office:value="0.00104039" calcext:value-type="float">
            <text:p>0.001040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50_v1_alpha</text:p>
          </table:table-cell>
          <table:table-cell/>
          <table:table-cell office:value-type="float" office:value="0.0845598845599" calcext:value-type="float">
            <text:p>0.0845598846</text:p>
          </table:table-cell>
          <table:table-cell office:value-type="float" office:value="0.167619047619" calcext:value-type="float">
            <text:p>0.1676190476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33771929825" calcext:value-type="float">
            <text:p>0.1337719298</text:p>
          </table:table-cell>
          <table:table-cell office:value-type="float" office:value="0.204082049486" calcext:value-type="float">
            <text:p>0.20408204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24458874459" calcext:value-type="float">
            <text:p>0.1244588745</text:p>
          </table:table-cell>
          <table:table-cell office:value-type="float" office:value="0.25119047619" calcext:value-type="float">
            <text:p>0.2511904762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25438596491" calcext:value-type="float">
            <text:p>0.1254385965</text:p>
          </table:table-cell>
          <table:table-cell office:value-type="float" office:value="0.188884538664" calcext:value-type="float">
            <text:p>0.1888845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80" calcext:value-type="float">
            <text:p>180</text:p>
          </table:table-cell>
          <table:table-cell office:value-type="float" office:value="0.000617622" calcext:value-type="float">
            <text:p>0.000617622</text:p>
          </table:table-cell>
          <table:table-cell office:value-type="float" office:value="0.000810366" calcext:value-type="float">
            <text:p>0.000810366</text:p>
          </table:table-cell>
          <table:table-cell office:value-type="float" office:value="0.000623058" calcext:value-type="float">
            <text:p>0.000623058</text:p>
          </table:table-cell>
          <table:table-cell office:value-type="float" office:value="0.000637851" calcext:value-type="float">
            <text:p>0.000637851</text:p>
          </table:table-cell>
          <table:table-cell office:value-type="float" office:value="0.000658494" calcext:value-type="float">
            <text:p>0.0006584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75_v1_alpha</text:p>
          </table:table-cell>
          <table:table-cell/>
          <table:table-cell office:value-type="float" office:value="0.255627705628" calcext:value-type="float">
            <text:p>0.2556277056</text:p>
          </table:table-cell>
          <table:table-cell office:value-type="float" office:value="0.358095238095" calcext:value-type="float">
            <text:p>0.3580952381</text:p>
          </table:table-cell>
          <table:table-cell office:value-type="float" office:value="0" calcext:value-type="float">
            <text:p>0</text:p>
          </table:table-cell>
          <table:table-cell office:value-type="float" office:value="0.0912280701754" calcext:value-type="float">
            <text:p>0.0912280702</text:p>
          </table:table-cell>
          <table:table-cell office:value-type="float" office:value="0.20222999223" calcext:value-type="float">
            <text:p>0.2022299922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7633477633" calcext:value-type="float">
            <text:p>0.1276334776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84649122807" calcext:value-type="float">
            <text:p>0.0984649123</text:p>
          </table:table-cell>
          <table:table-cell office:value-type="float" office:value="0.154499618029" calcext:value-type="float">
            <text:p>0.154499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ime_100_v1_alpha</text:p>
          </table:table-cell>
          <table:table-cell/>
          <table:table-cell office:value-type="float" office:value="0.262698412698" calcext:value-type="float">
            <text:p>0.2626984127</text:p>
          </table:table-cell>
          <table:table-cell office:value-type="float" office:value="0.228571428571" calcext:value-type="float">
            <text:p>0.2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5350877193" calcext:value-type="float">
            <text:p>0.1535087719</text:p>
          </table:table-cell>
          <table:table-cell office:value-type="float" office:value="0.20876984127" calcext:value-type="float">
            <text:p>0.2087698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8585858586" calcext:value-type="float">
            <text:p>0.2585858586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66228070175" calcext:value-type="float">
            <text:p>0.086622807</text:p>
          </table:table-cell>
          <table:table-cell office:value-type="float" office:value="0.237259754135" calcext:value-type="float">
            <text:p>0.2372597541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ime_10_v2_alpha</text:p>
          </table:table-cell>
          <table:table-cell/>
          <table:table-cell office:value-type="float" office:value="0.0976911976912" calcext:value-type="float">
            <text:p>0.09769119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59210526316" calcext:value-type="float">
            <text:p>0.1592105263</text:p>
          </table:table-cell>
          <table:table-cell office:value-type="float" office:value="0.203564744079" calcext:value-type="float">
            <text:p>0.2035647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4632034632" calcext:value-type="float">
            <text:p>0.1463203463</text:p>
          </table:table-cell>
          <table:table-cell table:number-columns-repeated="2" office:value-type="float" office:value="0.158333333333" calcext:value-type="float">
            <text:p>0.1583333333</text:p>
          </table:table-cell>
          <table:table-cell office:value-type="float" office:value="0.216885964912" calcext:value-type="float">
            <text:p>0.2168859649</text:p>
          </table:table-cell>
          <table:table-cell office:value-type="float" office:value="0.255182063851" calcext:value-type="float">
            <text:p>0.25518206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65" calcext:value-type="float">
            <text:p>165</text:p>
          </table:table-cell>
          <table:table-cell office:value-type="float" office:value="0.000622472" calcext:value-type="float">
            <text:p>0.000622472</text:p>
          </table:table-cell>
          <table:table-cell office:value-type="float" office:value="0.000637467" calcext:value-type="float">
            <text:p>0.000637467</text:p>
          </table:table-cell>
          <table:table-cell office:value-type="float" office:value="0.000715018" calcext:value-type="float">
            <text:p>0.000715018</text:p>
          </table:table-cell>
          <table:table-cell office:value-type="float" office:value="0.000616671" calcext:value-type="float">
            <text:p>0.000616671</text:p>
          </table:table-cell>
          <table:table-cell office:value-type="float" office:value="0.000663343" calcext:value-type="float">
            <text:p>0.000663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25_v2_alpha</text:p>
          </table:table-cell>
          <table:table-cell/>
          <table:table-cell office:value-type="float" office:value="0.141774891775" calcext:value-type="float">
            <text:p>0.1417748918</text:p>
          </table:table-cell>
          <table:table-cell office:value-type="float" office:value="0.245238095238" calcext:value-type="float">
            <text:p>0.2452380952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4692982456" calcext:value-type="float">
            <text:p>0.2146929825</text:p>
          </table:table-cell>
          <table:table-cell office:value-type="float" office:value="0.212093177656" calcext:value-type="float">
            <text:p>0.212093177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32178932179" calcext:value-type="float">
            <text:p>0.1321789322</text:p>
          </table:table-cell>
          <table:table-cell office:value-type="float" office:value="0.133333333333" calcext:value-type="float">
            <text:p>0.1333333333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250618022329" calcext:value-type="float">
            <text:p>0.2506180223</text:p>
          </table:table-cell>
          <table:table-cell office:value-type="float" office:value="0.271197298616" calcext:value-type="float">
            <text:p>0.271197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175" calcext:value-type="float">
            <text:p>175</text:p>
          </table:table-cell>
          <table:table-cell office:value-type="float" office:value="0.000616224" calcext:value-type="float">
            <text:p>0.000616224</text:p>
          </table:table-cell>
          <table:table-cell office:value-type="float" office:value="0.000632983" calcext:value-type="float">
            <text:p>0.000632983</text:p>
          </table:table-cell>
          <table:table-cell office:value-type="float" office:value="0.000627725" calcext:value-type="float">
            <text:p>0.000627725</text:p>
          </table:table-cell>
          <table:table-cell office:value-type="float" office:value="0.000641345" calcext:value-type="float">
            <text:p>0.000641345</text:p>
          </table:table-cell>
          <table:table-cell office:value-type="float" office:value="0.000657773" calcext:value-type="float">
            <text:p>0.000657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50_v2_alpha</text:p>
          </table:table-cell>
          <table:table-cell/>
          <table:table-cell office:value-type="float" office:value="0.258152958153" calcext:value-type="float">
            <text:p>0.2581529582</text:p>
          </table:table-cell>
          <table:table-cell office:value-type="float" office:value="0.225952380952" calcext:value-type="float">
            <text:p>0.225952381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4754784689" calcext:value-type="float">
            <text:p>0.1475478469</text:p>
          </table:table-cell>
          <table:table-cell office:value-type="float" office:value="0.286489634957" calcext:value-type="float">
            <text:p>0.2864896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90476190476" calcext:value-type="float">
            <text:p>0.1904761905</text:p>
          </table:table-cell>
          <table:table-cell office:value-type="float" office:value="0.309523809524" calcext:value-type="float">
            <text:p>0.3095238095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6553030303" calcext:value-type="float">
            <text:p>0.265530303</text:p>
          </table:table-cell>
          <table:table-cell office:value-type="float" office:value="0.318672788812" calcext:value-type="float">
            <text:p>0.318672788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185" calcext:value-type="float">
            <text:p>185</text:p>
          </table:table-cell>
          <table:table-cell office:value-type="float" office:value="0.000654004" calcext:value-type="float">
            <text:p>0.000654004</text:p>
          </table:table-cell>
          <table:table-cell office:value-type="float" office:value="0.000869752" calcext:value-type="float">
            <text:p>0.000869752</text:p>
          </table:table-cell>
          <table:table-cell office:value-type="float" office:value="0.000632774" calcext:value-type="float">
            <text:p>0.000632774</text:p>
          </table:table-cell>
          <table:table-cell office:value-type="float" office:value="0.000642344" calcext:value-type="float">
            <text:p>0.000642344</text:p>
          </table:table-cell>
          <table:table-cell office:value-type="float" office:value="0.000640061" calcext:value-type="float">
            <text:p>0.0006400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_75_v2_alpha</text:p>
          </table:table-cell>
          <table:table-cell/>
          <table:table-cell office:value-type="float" office:value="0.321789321789" calcext:value-type="float">
            <text:p>0.3217893218</text:p>
          </table:table-cell>
          <table:table-cell office:value-type="float" office:value="0.378095238095" calcext:value-type="float">
            <text:p>0.3780952381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5456539075" calcext:value-type="float">
            <text:p>0.2545653908</text:p>
          </table:table-cell>
          <table:table-cell office:value-type="float" office:value="0.239981854338" calcext:value-type="float">
            <text:p>0.23998185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01226551227" calcext:value-type="float">
            <text:p>0.2012265512</text:p>
          </table:table-cell>
          <table:table-cell office:value-type="float" office:value="0.306904761905" calcext:value-type="float">
            <text:p>0.30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50418660287" calcext:value-type="float">
            <text:p>0.1504186603</text:p>
          </table:table-cell>
          <table:table-cell office:value-type="float" office:value="0.368963629508" calcext:value-type="float">
            <text:p>0.368963629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ime_100_v2_alpha</text:p>
          </table:table-cell>
          <table:table-cell/>
          <table:table-cell office:value-type="float" office:value="0.212193362193" calcext:value-type="float">
            <text:p>0.2121933622</text:p>
          </table:table-cell>
          <table:table-cell office:value-type="float" office:value="0.311904761905" calcext:value-type="float">
            <text:p>0.31190476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42723285486" calcext:value-type="float">
            <text:p>0.2427232855</text:p>
          </table:table-cell>
          <table:table-cell office:value-type="float" office:value="0.353434249574" calcext:value-type="float">
            <text:p>0.353434249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443001443" calcext:value-type="float">
            <text:p>0.2443001443</text:p>
          </table:table-cell>
          <table:table-cell office:value-type="float" office:value="0.236904761905" calcext:value-type="float">
            <text:p>0.23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39234449761" calcext:value-type="float">
            <text:p>0.2392344498</text:p>
          </table:table-cell>
          <table:table-cell office:value-type="float" office:value="0.316336291568" calcext:value-type="float">
            <text:p>0.316336291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table:number-columns-repeated="3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erge repes</text:p>
          </table:table-cell>
          <table:table-cell table:number-columns-repeated="2"/>
          <table:table-cell office:value-type="string" calcext:value-type="string">
            <text:p>5 repes</text:p>
          </table:table-cell>
          <table:table-cell table:number-columns-repeated="2"/>
          <table:table-cell office:value-type="string" calcext:value-type="string">
            <text:p>10 repes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1BETA</text:p>
          </table:table-cell>
          <table:table-cell table:formula="of:=AVERAGE([.C25];[.D25];[.L25];[.M25])" office:value-type="float" office:value="0.107539682539725" calcext:value-type="float">
            <text:p>0.1075396825</text:p>
          </table:table-cell>
          <table:table-cell table:formula="of:=AVERAGE([.E25:.G25];[.N25:.P25])" office:value-type="float" office:value="0.108990371227383" calcext:value-type="float">
            <text:p>0.1089903712</text:p>
          </table:table-cell>
          <table:table-cell table:formula="of:=AVERAGE([.H25:.J25];[.Q25:.S25])" office:value-type="float" office:value="0.166666666666667" calcext:value-type="float">
            <text:p>0.1666666667</text:p>
          </table:table-cell>
          <table:table-cell table:formula="of:=AVERAGE([.C25:.D25])" office:value-type="float" office:value="0.07063492063495" calcext:value-type="float">
            <text:p>0.0706349206</text:p>
          </table:table-cell>
          <table:table-cell table:formula="of:=AVERAGE([.E25:.G25])" office:value-type="float" office:value="0.120905575905767" calcext:value-type="float">
            <text:p>0.1209055759</text:p>
          </table:table-cell>
          <table:table-cell table:formula="of:=AVERAGE([.H25:.J25])" office:value-type="float" office:value="0.333333333333333" calcext:value-type="float">
            <text:p>0.3333333333</text:p>
          </table:table-cell>
          <table:table-cell table:formula="of:=AVERAGE([.L25:.M25])" office:value-type="float" office:value="0.1444444444445" calcext:value-type="float">
            <text:p>0.1444444444</text:p>
          </table:table-cell>
          <table:table-cell table:formula="of:=AVERAGE([.N25:.P25])" office:value-type="float" office:value="0.097075166549" calcext:value-type="float">
            <text:p>0.0970751665</text:p>
          </table:table-cell>
          <table:table-cell table:formula="of:=AVERAGE([.Q25:.S25])" office:value-type="float" office:value="0" calcext:value-type="float">
            <text:p>0</text:p>
          </table:table-cell>
          <table:table-cell/>
          <table:table-cell office:value-type="string" calcext:value-type="string">
            <text:p>V1BETA</text:p>
          </table:table-cell>
          <table:table-cell office:value-type="float" office:value="0.07063492063495" calcext:value-type="float">
            <text:p>0.0706349206</text:p>
          </table:table-cell>
          <table:table-cell office:value-type="float" office:value="0.120905575905767" calcext:value-type="float">
            <text:p>0.120905575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1444444444445" calcext:value-type="float">
            <text:p>0.1444444444</text:p>
          </table:table-cell>
          <table:table-cell office:value-type="float" office:value="0.097075166549" calcext:value-type="float">
            <text:p>0.0970751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6];[.D26];[.L26];[.M26])" office:value-type="float" office:value="0.075937950937975" calcext:value-type="float">
            <text:p>0.0759379509</text:p>
          </table:table-cell>
          <table:table-cell table:formula="of:=AVERAGE([.E26:.G26];[.N26:.P26])" office:value-type="float" office:value="0.104447940332383" calcext:value-type="float">
            <text:p>0.1044479403</text:p>
          </table:table-cell>
          <table:table-cell table:formula="of:=AVERAGE([.H26:.J26];[.Q26:.S26])" office:value-type="float" office:value="0.270833333333333" calcext:value-type="float">
            <text:p>0.2708333333</text:p>
          </table:table-cell>
          <table:table-cell table:formula="of:=AVERAGE([.C26:.D26])" office:value-type="float" office:value="0.08957431457435" calcext:value-type="float">
            <text:p>0.0895743146</text:p>
          </table:table-cell>
          <table:table-cell table:formula="of:=AVERAGE([.E26:.G26])" office:value-type="float" office:value="0.127011629438333" calcext:value-type="float">
            <text:p>0.1270116294</text:p>
          </table:table-cell>
          <table:table-cell table:formula="of:=AVERAGE([.H26:.J26])" office:value-type="float" office:value="0.125" calcext:value-type="float">
            <text:p>0.125</text:p>
          </table:table-cell>
          <table:table-cell table:formula="of:=AVERAGE([.L26:.M26])" office:value-type="float" office:value="0.0623015873016" calcext:value-type="float">
            <text:p>0.0623015873</text:p>
          </table:table-cell>
          <table:table-cell table:formula="of:=AVERAGE([.N26:.P26])" office:value-type="float" office:value="0.0818842512264333" calcext:value-type="float">
            <text:p>0.0818842512</text:p>
          </table:table-cell>
          <table:table-cell table:formula="of:=AVERAGE([.Q26:.S26])" office:value-type="float" office:value="0.416666666666667" calcext:value-type="float">
            <text:p>0.4166666667</text:p>
          </table:table-cell>
          <table:table-cell table:number-columns-repeated="2"/>
          <table:table-cell office:value-type="float" office:value="0.08957431457435" calcext:value-type="float">
            <text:p>0.0895743146</text:p>
          </table:table-cell>
          <table:table-cell office:value-type="float" office:value="0.127011629438333" calcext:value-type="float">
            <text:p>0.12701162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3015873016" calcext:value-type="float">
            <text:p>0.0623015873</text:p>
          </table:table-cell>
          <table:table-cell office:value-type="float" office:value="0.0818842512264333" calcext:value-type="float">
            <text:p>0.0818842512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7];[.D27];[.L27];[.M27])" office:value-type="float" office:value="0.124673520923525" calcext:value-type="float">
            <text:p>0.1246735209</text:p>
          </table:table-cell>
          <table:table-cell table:formula="of:=AVERAGE([.E27:.G27];[.N27:.P27])" office:value-type="float" office:value="0.1176054328153" calcext:value-type="float">
            <text:p>0.1176054328</text:p>
          </table:table-cell>
          <table:table-cell table:formula="of:=AVERAGE([.H27:.J27];[.Q27:.S27])" office:value-type="float" office:value="0.266666666666667" calcext:value-type="float">
            <text:p>0.2666666667</text:p>
          </table:table-cell>
          <table:table-cell table:formula="of:=AVERAGE([.C27:.D27])" office:value-type="float" office:value="0.11959595959595" calcext:value-type="float">
            <text:p>0.1195959596</text:p>
          </table:table-cell>
          <table:table-cell table:formula="of:=AVERAGE([.E27:.G27])" office:value-type="float" office:value="0.137305459024667" calcext:value-type="float">
            <text:p>0.137305459</text:p>
          </table:table-cell>
          <table:table-cell table:formula="of:=AVERAGE([.H27:.J27])" office:value-type="float" office:value="0.533333333333333" calcext:value-type="float">
            <text:p>0.5333333333</text:p>
          </table:table-cell>
          <table:table-cell table:formula="of:=AVERAGE([.L27:.M27])" office:value-type="float" office:value="0.1297510822511" calcext:value-type="float">
            <text:p>0.1297510823</text:p>
          </table:table-cell>
          <table:table-cell table:formula="of:=AVERAGE([.N27:.P27])" office:value-type="float" office:value="0.0979054066059334" calcext:value-type="float">
            <text:p>0.0979054066</text:p>
          </table:table-cell>
          <table:table-cell table:formula="of:=AVERAGE([.Q27:.S27])" office:value-type="float" office:value="0" calcext:value-type="float">
            <text:p>0</text:p>
          </table:table-cell>
          <table:table-cell table:number-columns-repeated="2"/>
          <table:table-cell office:value-type="float" office:value="0.11959595959595" calcext:value-type="float">
            <text:p>0.1195959596</text:p>
          </table:table-cell>
          <table:table-cell office:value-type="float" office:value="0.137305459024667" calcext:value-type="float">
            <text:p>0.137305459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1297510822511" calcext:value-type="float">
            <text:p>0.1297510823</text:p>
          </table:table-cell>
          <table:table-cell office:value-type="float" office:value="0.0979054066059334" calcext:value-type="float">
            <text:p>0.0979054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8];[.D28];[.L28];[.M28])" office:value-type="float" office:value="0.185965007215025" calcext:value-type="float">
            <text:p>0.1859650072</text:p>
          </table:table-cell>
          <table:table-cell table:formula="of:=AVERAGE([.E28:.G28];[.N28:.P28])" office:value-type="float" office:value="0.120230383347" calcext:value-type="float">
            <text:p>0.1202303833</text:p>
          </table:table-cell>
          <table:table-cell table:formula="of:=AVERAGE([.H28:.J28];[.Q28:.S28])" office:value-type="float" office:value="0.5375" calcext:value-type="float">
            <text:p>0.5375</text:p>
          </table:table-cell>
          <table:table-cell table:formula="of:=AVERAGE([.C28:.D28])" office:value-type="float" office:value="0.10715007215005" calcext:value-type="float">
            <text:p>0.1071500722</text:p>
          </table:table-cell>
          <table:table-cell table:formula="of:=AVERAGE([.E28:.G28])" office:value-type="float" office:value="0.122058845759333" calcext:value-type="float">
            <text:p>0.1220588458</text:p>
          </table:table-cell>
          <table:table-cell table:formula="of:=AVERAGE([.H28:.J28])" office:value-type="float" office:value="0.658333333333333" calcext:value-type="float">
            <text:p>0.6583333333</text:p>
          </table:table-cell>
          <table:table-cell table:formula="of:=AVERAGE([.L28:.M28])" office:value-type="float" office:value="0.26477994228" calcext:value-type="float">
            <text:p>0.2647799423</text:p>
          </table:table-cell>
          <table:table-cell table:formula="of:=AVERAGE([.N28:.P28])" office:value-type="float" office:value="0.118401920934667" calcext:value-type="float">
            <text:p>0.1184019209</text:p>
          </table:table-cell>
          <table:table-cell table:formula="of:=AVERAGE([.Q28:.S28])" office:value-type="float" office:value="0.416666666666667" calcext:value-type="float">
            <text:p>0.4166666667</text:p>
          </table:table-cell>
          <table:table-cell table:number-columns-repeated="2"/>
          <table:table-cell office:value-type="float" office:value="0.10715007215005" calcext:value-type="float">
            <text:p>0.1071500722</text:p>
          </table:table-cell>
          <table:table-cell office:value-type="float" office:value="0.122058845759333" calcext:value-type="float">
            <text:p>0.1220588458</text:p>
          </table:table-cell>
          <table:table-cell office:value-type="float" office:value="0.658333333333333" calcext:value-type="float">
            <text:p>0.6583333333</text:p>
          </table:table-cell>
          <table:table-cell office:value-type="float" office:value="0.26477994228" calcext:value-type="float">
            <text:p>0.2647799423</text:p>
          </table:table-cell>
          <table:table-cell office:value-type="float" office:value="0.118401920934667" calcext:value-type="float">
            <text:p>0.1184019209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9];[.D29];[.L29];[.M29])" office:value-type="float" office:value="0.17541305916325" calcext:value-type="float">
            <text:p>0.1754130592</text:p>
          </table:table-cell>
          <table:table-cell table:formula="of:=AVERAGE([.E29:.G29];[.N29:.P29])" office:value-type="float" office:value="0.108824861535" calcext:value-type="float">
            <text:p>0.1088248615</text:p>
          </table:table-cell>
          <table:table-cell table:formula="of:=AVERAGE([.H29:.J29];[.Q29:.S29])" office:value-type="float" office:value="0.679166666666667" calcext:value-type="float">
            <text:p>0.6791666667</text:p>
          </table:table-cell>
          <table:table-cell table:formula="of:=AVERAGE([.C29:.D29])" office:value-type="float" office:value="0.1856132756135" calcext:value-type="float">
            <text:p>0.1856132756</text:p>
          </table:table-cell>
          <table:table-cell table:formula="of:=AVERAGE([.E29:.G29])" office:value-type="float" office:value="0.0979182496213333" calcext:value-type="float">
            <text:p>0.0979182496</text:p>
          </table:table-cell>
          <table:table-cell table:formula="of:=AVERAGE([.H29:.J29])" office:value-type="float" office:value="0.658333333333333" calcext:value-type="float">
            <text:p>0.6583333333</text:p>
          </table:table-cell>
          <table:table-cell table:formula="of:=AVERAGE([.L29:.M29])" office:value-type="float" office:value="0.165212842713" calcext:value-type="float">
            <text:p>0.1652128427</text:p>
          </table:table-cell>
          <table:table-cell table:formula="of:=AVERAGE([.N29:.P29])" office:value-type="float" office:value="0.119731473448667" calcext:value-type="float">
            <text:p>0.1197314734</text:p>
          </table:table-cell>
          <table:table-cell table:formula="of:=AVERAGE([.Q29:.S29])" office:value-type="float" office:value="0.7" calcext:value-type="float">
            <text:p>0.7</text:p>
          </table:table-cell>
          <table:table-cell table:number-columns-repeated="2"/>
          <table:table-cell office:value-type="float" office:value="0.1856132756135" calcext:value-type="float">
            <text:p>0.1856132756</text:p>
          </table:table-cell>
          <table:table-cell office:value-type="float" office:value="0.0979182496213333" calcext:value-type="float">
            <text:p>0.0979182496</text:p>
          </table:table-cell>
          <table:table-cell office:value-type="float" office:value="0.658333333333333" calcext:value-type="float">
            <text:p>0.6583333333</text:p>
          </table:table-cell>
          <table:table-cell office:value-type="float" office:value="0.165212842713" calcext:value-type="float">
            <text:p>0.1652128427</text:p>
          </table:table-cell>
          <table:table-cell office:value-type="float" office:value="0.119731473448667" calcext:value-type="float">
            <text:p>0.119731473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V2BETA</text:p>
          </table:table-cell>
          <table:table-cell table:formula="of:=AVERAGE([.C30];[.D30];[.L30];[.M30])" office:value-type="float" office:value="0.21426046176055" calcext:value-type="float">
            <text:p>0.2142604618</text:p>
          </table:table-cell>
          <table:table-cell table:formula="of:=AVERAGE([.E30:.G30];[.N30:.P30])" office:value-type="float" office:value="0.16081867740955" calcext:value-type="float">
            <text:p>0.1608186774</text:p>
          </table:table-cell>
          <table:table-cell table:formula="of:=AVERAGE([.H30:.J30];[.Q30:.S30])" office:value-type="float" office:value="0.275" calcext:value-type="float">
            <text:p>0.275</text:p>
          </table:table-cell>
          <table:table-cell table:formula="of:=AVERAGE([.C30:.D30])" office:value-type="float" office:value="0.2184884559886" calcext:value-type="float">
            <text:p>0.218488456</text:p>
          </table:table-cell>
          <table:table-cell table:formula="of:=AVERAGE([.E30:.G30])" office:value-type="float" office:value="0.133498798708667" calcext:value-type="float">
            <text:p>0.1334987987</text:p>
          </table:table-cell>
          <table:table-cell table:formula="of:=AVERAGE([.H30:.J30])" office:value-type="float" office:value="0.55" calcext:value-type="float">
            <text:p>0.55</text:p>
          </table:table-cell>
          <table:table-cell table:formula="of:=AVERAGE([.L30:.M30])" office:value-type="float" office:value="0.2100324675325" calcext:value-type="float">
            <text:p>0.2100324675</text:p>
          </table:table-cell>
          <table:table-cell table:formula="of:=AVERAGE([.N30:.P30])" office:value-type="float" office:value="0.188138556110433" calcext:value-type="float">
            <text:p>0.1881385561</text:p>
          </table:table-cell>
          <table:table-cell table:formula="of:=AVERAGE([.Q30:.S30])" office:value-type="float" office:value="0" calcext:value-type="float">
            <text:p>0</text:p>
          </table:table-cell>
          <table:table-cell/>
          <table:table-cell office:value-type="string" calcext:value-type="string">
            <text:p>V2BETA</text:p>
          </table:table-cell>
          <table:table-cell office:value-type="float" office:value="0.2184884559886" calcext:value-type="float">
            <text:p>0.218488456</text:p>
          </table:table-cell>
          <table:table-cell office:value-type="float" office:value="0.133498798708667" calcext:value-type="float">
            <text:p>0.133498798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0324675325" calcext:value-type="float">
            <text:p>0.2100324675</text:p>
          </table:table-cell>
          <table:table-cell office:value-type="float" office:value="0.188138556110433" calcext:value-type="float">
            <text:p>0.1881385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1];[.D31];[.L31];[.M31])" office:value-type="float" office:value="0.26149711399725" calcext:value-type="float">
            <text:p>0.261497114</text:p>
          </table:table-cell>
          <table:table-cell table:formula="of:=AVERAGE([.E31:.G31];[.N31:.P31])" office:value-type="float" office:value="0.183379074249617" calcext:value-type="float">
            <text:p>0.1833790742</text:p>
          </table:table-cell>
          <table:table-cell table:formula="of:=AVERAGE([.H31:.J31];[.Q31:.S31])" office:value-type="float" office:value="0.4625" calcext:value-type="float">
            <text:p>0.4625</text:p>
          </table:table-cell>
          <table:table-cell table:formula="of:=AVERAGE([.C31:.D31])" office:value-type="float" office:value="0.28863997114" calcext:value-type="float">
            <text:p>0.2886399711</text:p>
          </table:table-cell>
          <table:table-cell table:formula="of:=AVERAGE([.E31:.G31])" office:value-type="float" office:value="0.158912367710567" calcext:value-type="float">
            <text:p>0.1589123677</text:p>
          </table:table-cell>
          <table:table-cell table:formula="of:=AVERAGE([.H31:.J31])" office:value-type="float" office:value="0.291666666666667" calcext:value-type="float">
            <text:p>0.2916666667</text:p>
          </table:table-cell>
          <table:table-cell table:formula="of:=AVERAGE([.L31:.M31])" office:value-type="float" office:value="0.2343542568545" calcext:value-type="float">
            <text:p>0.2343542569</text:p>
          </table:table-cell>
          <table:table-cell table:formula="of:=AVERAGE([.N31:.P31])" office:value-type="float" office:value="0.207845780788667" calcext:value-type="float">
            <text:p>0.2078457808</text:p>
          </table:table-cell>
          <table:table-cell table:formula="of:=AVERAGE([.Q31:.S31])" office:value-type="float" office:value="0.633333333333333" calcext:value-type="float">
            <text:p>0.6333333333</text:p>
          </table:table-cell>
          <table:table-cell table:number-columns-repeated="2"/>
          <table:table-cell office:value-type="float" office:value="0.28863997114" calcext:value-type="float">
            <text:p>0.2886399711</text:p>
          </table:table-cell>
          <table:table-cell office:value-type="float" office:value="0.158912367710567" calcext:value-type="float">
            <text:p>0.1589123677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0.2343542568545" calcext:value-type="float">
            <text:p>0.2343542569</text:p>
          </table:table-cell>
          <table:table-cell office:value-type="float" office:value="0.207845780788667" calcext:value-type="float">
            <text:p>0.2078457808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2];[.D32];[.L32];[.M32])" office:value-type="float" office:value="0.27978715728725" calcext:value-type="float">
            <text:p>0.2797871573</text:p>
          </table:table-cell>
          <table:table-cell table:formula="of:=AVERAGE([.E32:.G32];[.N32:.P32])" office:value-type="float" office:value="0.249658706156833" calcext:value-type="float">
            <text:p>0.2496587062</text:p>
          </table:table-cell>
          <table:table-cell table:formula="of:=AVERAGE([.H32:.J32];[.Q32:.S32])" office:value-type="float" office:value="0.366666666666667" calcext:value-type="float">
            <text:p>0.3666666667</text:p>
          </table:table-cell>
          <table:table-cell table:formula="of:=AVERAGE([.C32:.D32])" office:value-type="float" office:value="0.2561724386725" calcext:value-type="float">
            <text:p>0.2561724387</text:p>
          </table:table-cell>
          <table:table-cell table:formula="of:=AVERAGE([.E32:.G32])" office:value-type="float" office:value="0.222413511175" calcext:value-type="float">
            <text:p>0.2224135112</text:p>
          </table:table-cell>
          <table:table-cell table:formula="of:=AVERAGE([.H32:.J32])" office:value-type="float" office:value="0.733333333333333" calcext:value-type="float">
            <text:p>0.7333333333</text:p>
          </table:table-cell>
          <table:table-cell table:formula="of:=AVERAGE([.L32:.M32])" office:value-type="float" office:value="0.303401875902" calcext:value-type="float">
            <text:p>0.3034018759</text:p>
          </table:table-cell>
          <table:table-cell table:formula="of:=AVERAGE([.N32:.P32])" office:value-type="float" office:value="0.276903901138667" calcext:value-type="float">
            <text:p>0.2769039011</text:p>
          </table:table-cell>
          <table:table-cell table:formula="of:=AVERAGE([.Q32:.S32])" office:value-type="float" office:value="0" calcext:value-type="float">
            <text:p>0</text:p>
          </table:table-cell>
          <table:table-cell table:number-columns-repeated="2"/>
          <table:table-cell office:value-type="float" office:value="0.2561724386725" calcext:value-type="float">
            <text:p>0.2561724387</text:p>
          </table:table-cell>
          <table:table-cell office:value-type="float" office:value="0.222413511175" calcext:value-type="float">
            <text:p>0.2224135112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303401875902" calcext:value-type="float">
            <text:p>0.3034018759</text:p>
          </table:table-cell>
          <table:table-cell office:value-type="float" office:value="0.276903901138667" calcext:value-type="float">
            <text:p>0.2769039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3];[.D33];[.L33];[.M33])" office:value-type="float" office:value="0.29061147186175" calcext:value-type="float">
            <text:p>0.2906114719</text:p>
          </table:table-cell>
          <table:table-cell table:formula="of:=AVERAGE([.E33:.G33];[.N33:.P33])" office:value-type="float" office:value="0.2209286646445" calcext:value-type="float">
            <text:p>0.2209286646</text:p>
          </table:table-cell>
          <table:table-cell table:formula="of:=AVERAGE([.H33:.J33];[.Q33:.S33])" office:value-type="float" office:value="0.745833333333333" calcext:value-type="float">
            <text:p>0.7458333333</text:p>
          </table:table-cell>
          <table:table-cell table:formula="of:=AVERAGE([.C33:.D33])" office:value-type="float" office:value="0.255093795094" calcext:value-type="float">
            <text:p>0.2550937951</text:p>
          </table:table-cell>
          <table:table-cell table:formula="of:=AVERAGE([.E33:.G33])" office:value-type="float" office:value="0.224572971117667" calcext:value-type="float">
            <text:p>0.2245729711</text:p>
          </table:table-cell>
          <table:table-cell table:formula="of:=AVERAGE([.H33:.J33])" office:value-type="float" office:value="0.941666666666667" calcext:value-type="float">
            <text:p>0.9416666667</text:p>
          </table:table-cell>
          <table:table-cell table:formula="of:=AVERAGE([.L33:.M33])" office:value-type="float" office:value="0.3261291486295" calcext:value-type="float">
            <text:p>0.3261291486</text:p>
          </table:table-cell>
          <table:table-cell table:formula="of:=AVERAGE([.N33:.P33])" office:value-type="float" office:value="0.217284358171333" calcext:value-type="float">
            <text:p>0.2172843582</text:p>
          </table:table-cell>
          <table:table-cell table:formula="of:=AVERAGE([.Q33:.S33])" office:value-type="float" office:value="0.55" calcext:value-type="float">
            <text:p>0.55</text:p>
          </table:table-cell>
          <table:table-cell table:number-columns-repeated="2"/>
          <table:table-cell office:value-type="float" office:value="0.255093795094" calcext:value-type="float">
            <text:p>0.2550937951</text:p>
          </table:table-cell>
          <table:table-cell office:value-type="float" office:value="0.224572971117667" calcext:value-type="float">
            <text:p>0.2245729711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3261291486295" calcext:value-type="float">
            <text:p>0.3261291486</text:p>
          </table:table-cell>
          <table:table-cell office:value-type="float" office:value="0.217284358171333" calcext:value-type="float">
            <text:p>0.2172843582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4];[.D34];[.L34];[.M34])" office:value-type="float" office:value="0.28045274170275" calcext:value-type="float">
            <text:p>0.2804527417</text:p>
          </table:table-cell>
          <table:table-cell table:formula="of:=AVERAGE([.E34:.G34];[.N34:.P34])" office:value-type="float" office:value="0.226505400949333" calcext:value-type="float">
            <text:p>0.2265054009</text:p>
          </table:table-cell>
          <table:table-cell table:formula="of:=AVERAGE([.H34:.J34];[.Q34:.S34])" office:value-type="float" office:value="0.7125" calcext:value-type="float">
            <text:p>0.7125</text:p>
          </table:table-cell>
          <table:table-cell table:formula="of:=AVERAGE([.C34:.D34])" office:value-type="float" office:value="0.2745815295815" calcext:value-type="float">
            <text:p>0.2745815296</text:p>
          </table:table-cell>
          <table:table-cell table:formula="of:=AVERAGE([.E34:.G34])" office:value-type="float" office:value="0.225935755614333" calcext:value-type="float">
            <text:p>0.2259357556</text:p>
          </table:table-cell>
          <table:table-cell table:formula="of:=AVERAGE([.H34:.J34])" office:value-type="float" office:value="0.941666666666667" calcext:value-type="float">
            <text:p>0.9416666667</text:p>
          </table:table-cell>
          <table:table-cell table:formula="of:=AVERAGE([.L34:.M34])" office:value-type="float" office:value="0.286323953824" calcext:value-type="float">
            <text:p>0.2863239538</text:p>
          </table:table-cell>
          <table:table-cell table:formula="of:=AVERAGE([.N34:.P34])" office:value-type="float" office:value="0.227075046284333" calcext:value-type="float">
            <text:p>0.2270750463</text:p>
          </table:table-cell>
          <table:table-cell table:formula="of:=AVERAGE([.Q34:.S34])" office:value-type="float" office:value="0.483333333333333" calcext:value-type="float">
            <text:p>0.4833333333</text:p>
          </table:table-cell>
          <table:table-cell table:number-columns-repeated="2"/>
          <table:table-cell office:value-type="float" office:value="0.2745815295815" calcext:value-type="float">
            <text:p>0.2745815296</text:p>
          </table:table-cell>
          <table:table-cell office:value-type="float" office:value="0.225935755614333" calcext:value-type="float">
            <text:p>0.2259357556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286323953824" calcext:value-type="float">
            <text:p>0.2863239538</text:p>
          </table:table-cell>
          <table:table-cell office:value-type="float" office:value="0.227075046284333" calcext:value-type="float">
            <text:p>0.2270750463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V1ALFA</text:p>
          </table:table-cell>
          <table:table-cell table:formula="of:=AVERAGE([.C35];[.D35];[.L35];[.M35])" office:value-type="float" office:value="0.082539682539775" calcext:value-type="float">
            <text:p>0.0825396825</text:p>
          </table:table-cell>
          <table:table-cell table:formula="of:=AVERAGE([.E35:.G35];[.N35:.P35])" office:value-type="float" office:value="0.0815210295308667" calcext:value-type="float">
            <text:p>0.0815210295</text:p>
          </table:table-cell>
          <table:table-cell table:formula="of:=AVERAGE([.H35:.J35];[.Q35:.S35])" office:value-type="float" office:value="0.0625" calcext:value-type="float">
            <text:p>0.0625</text:p>
          </table:table-cell>
          <table:table-cell table:formula="of:=AVERAGE([.C35:.D35])" office:value-type="float" office:value="0.07063492063495" calcext:value-type="float">
            <text:p>0.0706349206</text:p>
          </table:table-cell>
          <table:table-cell table:formula="of:=AVERAGE([.E35:.G35])" office:value-type="float" office:value="0.0957461757296667" calcext:value-type="float">
            <text:p>0.0957461757</text:p>
          </table:table-cell>
          <table:table-cell table:formula="of:=AVERAGE([.H35:.J35])" office:value-type="float" office:value="0.125" calcext:value-type="float">
            <text:p>0.125</text:p>
          </table:table-cell>
          <table:table-cell table:formula="of:=AVERAGE([.L35:.M35])" office:value-type="float" office:value="0.0944444444446" calcext:value-type="float">
            <text:p>0.0944444444</text:p>
          </table:table-cell>
          <table:table-cell table:formula="of:=AVERAGE([.N35:.P35])" office:value-type="float" office:value="0.0672958833320667" calcext:value-type="float">
            <text:p>0.0672958833</text:p>
          </table:table-cell>
          <table:table-cell table:formula="of:=AVERAGE([.Q35:.S35])" office:value-type="float" office:value="0" calcext:value-type="float">
            <text:p>0</text:p>
          </table:table-cell>
          <table:table-cell/>
          <table:table-cell office:value-type="string" calcext:value-type="string">
            <text:p>V1ALFA</text:p>
          </table:table-cell>
          <table:table-cell office:value-type="float" office:value="0.07063492063495" calcext:value-type="float">
            <text:p>0.0706349206</text:p>
          </table:table-cell>
          <table:table-cell office:value-type="float" office:value="0.0957461757296667" calcext:value-type="float">
            <text:p>0.09574617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44444444446" calcext:value-type="float">
            <text:p>0.0944444444</text:p>
          </table:table-cell>
          <table:table-cell office:value-type="float" office:value="0.0672958833320667" calcext:value-type="float">
            <text:p>0.06729588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6];[.D36];[.L36];[.M36])" office:value-type="float" office:value="0.07191558441565" calcext:value-type="float">
            <text:p>0.0719155844</text:p>
          </table:table-cell>
          <table:table-cell table:formula="of:=AVERAGE([.E36:.G36];[.N36:.P36])" office:value-type="float" office:value="0.108567120121833" calcext:value-type="float">
            <text:p>0.1085671201</text:p>
          </table:table-cell>
          <table:table-cell table:formula="of:=AVERAGE([.H36:.J36];[.Q36:.S36])" office:value-type="float" office:value="0.579166666666667" calcext:value-type="float">
            <text:p>0.5791666667</text:p>
          </table:table-cell>
          <table:table-cell table:formula="of:=AVERAGE([.C36:.D36])" office:value-type="float" office:value="0.067243867244" calcext:value-type="float">
            <text:p>0.0672438672</text:p>
          </table:table-cell>
          <table:table-cell table:formula="of:=AVERAGE([.E36:.G36])" office:value-type="float" office:value="0.109890480606333" calcext:value-type="float">
            <text:p>0.1098904806</text:p>
          </table:table-cell>
          <table:table-cell table:formula="of:=AVERAGE([.H36:.J36])" office:value-type="float" office:value="0.991666666666667" calcext:value-type="float">
            <text:p>0.9916666667</text:p>
          </table:table-cell>
          <table:table-cell table:formula="of:=AVERAGE([.L36:.M36])" office:value-type="float" office:value="0.0765873015873" calcext:value-type="float">
            <text:p>0.0765873016</text:p>
          </table:table-cell>
          <table:table-cell table:formula="of:=AVERAGE([.N36:.P36])" office:value-type="float" office:value="0.107243759637333" calcext:value-type="float">
            <text:p>0.1072437596</text:p>
          </table:table-cell>
          <table:table-cell table:formula="of:=AVERAGE([.Q36:.S36])" office:value-type="float" office:value="0.166666666666667" calcext:value-type="float">
            <text:p>0.1666666667</text:p>
          </table:table-cell>
          <table:table-cell table:number-columns-repeated="2"/>
          <table:table-cell office:value-type="float" office:value="0.067243867244" calcext:value-type="float">
            <text:p>0.0672438672</text:p>
          </table:table-cell>
          <table:table-cell office:value-type="float" office:value="0.109890480606333" calcext:value-type="float">
            <text:p>0.1098904806</text:p>
          </table:table-cell>
          <table:table-cell office:value-type="float" office:value="0.991666666666667" calcext:value-type="float">
            <text:p>0.9916666667</text:p>
          </table:table-cell>
          <table:table-cell office:value-type="float" office:value="0.0765873015873" calcext:value-type="float">
            <text:p>0.0765873016</text:p>
          </table:table-cell>
          <table:table-cell office:value-type="float" office:value="0.107243759637333" calcext:value-type="float">
            <text:p>0.1072437596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7];[.D37];[.L37];[.M37])" office:value-type="float" office:value="0.156957070706975" calcext:value-type="float">
            <text:p>0.1569570707</text:p>
          </table:table-cell>
          <table:table-cell table:formula="of:=AVERAGE([.E37:.G37];[.N37:.P37])" office:value-type="float" office:value="0.119807296855433" calcext:value-type="float">
            <text:p>0.1198072969</text:p>
          </table:table-cell>
          <table:table-cell table:formula="of:=AVERAGE([.H37:.J37];[.Q37:.S37])" office:value-type="float" office:value="0.1625" calcext:value-type="float">
            <text:p>0.1625</text:p>
          </table:table-cell>
          <table:table-cell table:formula="of:=AVERAGE([.C37:.D37])" office:value-type="float" office:value="0.12608946608945" calcext:value-type="float">
            <text:p>0.1260894661</text:p>
          </table:table-cell>
          <table:table-cell table:formula="of:=AVERAGE([.E37:.G37])" office:value-type="float" office:value="0.123729104214767" calcext:value-type="float">
            <text:p>0.1237291042</text:p>
          </table:table-cell>
          <table:table-cell table:formula="of:=AVERAGE([.H37:.J37])" office:value-type="float" office:value="0.325" calcext:value-type="float">
            <text:p>0.325</text:p>
          </table:table-cell>
          <table:table-cell table:formula="of:=AVERAGE([.L37:.M37])" office:value-type="float" office:value="0.1878246753245" calcext:value-type="float">
            <text:p>0.1878246753</text:p>
          </table:table-cell>
          <table:table-cell table:formula="of:=AVERAGE([.N37:.P37])" office:value-type="float" office:value="0.1158854894961" calcext:value-type="float">
            <text:p>0.1158854895</text:p>
          </table:table-cell>
          <table:table-cell table:formula="of:=AVERAGE([.Q37:.S37])" office:value-type="float" office:value="0" calcext:value-type="float">
            <text:p>0</text:p>
          </table:table-cell>
          <table:table-cell table:number-columns-repeated="2"/>
          <table:table-cell office:value-type="float" office:value="0.12608946608945" calcext:value-type="float">
            <text:p>0.1260894661</text:p>
          </table:table-cell>
          <table:table-cell office:value-type="float" office:value="0.123729104214767" calcext:value-type="float">
            <text:p>0.1237291042</text:p>
          </table:table-cell>
          <table:table-cell office:value-type="float" office:value="0.325" calcext:value-type="float">
            <text:p>0.325</text:p>
          </table:table-cell>
          <table:table-cell office:value-type="float" office:value="0.1878246753245" calcext:value-type="float">
            <text:p>0.1878246753</text:p>
          </table:table-cell>
          <table:table-cell office:value-type="float" office:value="0.1158854894961" calcext:value-type="float">
            <text:p>0.11588548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8];[.D38];[.L38];[.M38])" office:value-type="float" office:value="0.20974386724375" calcext:value-type="float">
            <text:p>0.2097438672</text:p>
          </table:table-cell>
          <table:table-cell table:formula="of:=AVERAGE([.E38:.G38];[.N38:.P38])" office:value-type="float" office:value="0.09523709878585" calcext:value-type="float">
            <text:p>0.0952370988</text:p>
          </table:table-cell>
          <table:table-cell table:formula="of:=AVERAGE([.H38:.J38];[.Q38:.S38])" office:value-type="float" office:value="0.445833333333333" calcext:value-type="float">
            <text:p>0.4458333333</text:p>
          </table:table-cell>
          <table:table-cell table:formula="of:=AVERAGE([.C38:.D38])" office:value-type="float" office:value="0.3068614718615" calcext:value-type="float">
            <text:p>0.3068614719</text:p>
          </table:table-cell>
          <table:table-cell table:formula="of:=AVERAGE([.E38:.G38])" office:value-type="float" office:value="0.0978193541351333" calcext:value-type="float">
            <text:p>0.0978193541</text:p>
          </table:table-cell>
          <table:table-cell table:formula="of:=AVERAGE([.H38:.J38])" office:value-type="float" office:value="0.35" calcext:value-type="float">
            <text:p>0.35</text:p>
          </table:table-cell>
          <table:table-cell table:formula="of:=AVERAGE([.L38:.M38])" office:value-type="float" office:value="0.112626262626" calcext:value-type="float">
            <text:p>0.1126262626</text:p>
          </table:table-cell>
          <table:table-cell table:formula="of:=AVERAGE([.N38:.P38])" office:value-type="float" office:value="0.0926548434365667" calcext:value-type="float">
            <text:p>0.0926548434</text:p>
          </table:table-cell>
          <table:table-cell table:formula="of:=AVERAGE([.Q38:.S38])" office:value-type="float" office:value="0.541666666666667" calcext:value-type="float">
            <text:p>0.5416666667</text:p>
          </table:table-cell>
          <table:table-cell table:number-columns-repeated="2"/>
          <table:table-cell office:value-type="float" office:value="0.3068614718615" calcext:value-type="float">
            <text:p>0.3068614719</text:p>
          </table:table-cell>
          <table:table-cell office:value-type="float" office:value="0.0978193541351333" calcext:value-type="float">
            <text:p>0.0978193541</text:p>
          </table:table-cell>
          <table:table-cell office:value-type="float" office:value="0.35" calcext:value-type="float">
            <text:p>0.35</text:p>
          </table:table-cell>
          <table:table-cell office:value-type="float" office:value="0.112626262626" calcext:value-type="float">
            <text:p>0.1126262626</text:p>
          </table:table-cell>
          <table:table-cell office:value-type="float" office:value="0.0926548434365667" calcext:value-type="float">
            <text:p>0.0926548434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9];[.D39];[.L39];[.M39])" office:value-type="float" office:value="0.2118686868685" calcext:value-type="float">
            <text:p>0.2118686869</text:p>
          </table:table-cell>
          <table:table-cell table:formula="of:=AVERAGE([.E39:.G39];[.N39:.P39])" office:value-type="float" office:value="0.118526862392083" calcext:value-type="float">
            <text:p>0.1185268624</text:p>
          </table:table-cell>
          <table:table-cell table:formula="of:=AVERAGE([.H39:.J39];[.Q39:.S39])" office:value-type="float" office:value="0.641666666666667" calcext:value-type="float">
            <text:p>0.6416666667</text:p>
          </table:table-cell>
          <table:table-cell table:formula="of:=AVERAGE([.C39:.D39])" office:value-type="float" office:value="0.2456349206345" calcext:value-type="float">
            <text:p>0.2456349206</text:p>
          </table:table-cell>
          <table:table-cell table:formula="of:=AVERAGE([.E39:.G39])" office:value-type="float" office:value="0.120759537733333" calcext:value-type="float">
            <text:p>0.1207595377</text:p>
          </table:table-cell>
          <table:table-cell table:formula="of:=AVERAGE([.H39:.J39])" office:value-type="float" office:value="0.833333333333333" calcext:value-type="float">
            <text:p>0.8333333333</text:p>
          </table:table-cell>
          <table:table-cell table:formula="of:=AVERAGE([.L39:.M39])" office:value-type="float" office:value="0.1781024531025" calcext:value-type="float">
            <text:p>0.1781024531</text:p>
          </table:table-cell>
          <table:table-cell table:formula="of:=AVERAGE([.N39:.P39])" office:value-type="float" office:value="0.116294187050833" calcext:value-type="float">
            <text:p>0.1162941871</text:p>
          </table:table-cell>
          <table:table-cell table:formula="of:=AVERAGE([.Q39:.S39])" office:value-type="float" office:value="0.45" calcext:value-type="float">
            <text:p>0.45</text:p>
          </table:table-cell>
          <table:table-cell table:number-columns-repeated="2"/>
          <table:table-cell office:value-type="float" office:value="0.2456349206345" calcext:value-type="float">
            <text:p>0.2456349206</text:p>
          </table:table-cell>
          <table:table-cell office:value-type="float" office:value="0.120759537733333" calcext:value-type="float">
            <text:p>0.120759537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1781024531025" calcext:value-type="float">
            <text:p>0.1781024531</text:p>
          </table:table-cell>
          <table:table-cell office:value-type="float" office:value="0.116294187050833" calcext:value-type="float">
            <text:p>0.1162941871</text:p>
          </table:table-cell>
          <table:table-cell office:value-type="float" office:value="0.45" calcext:value-type="float">
            <text:p>0.4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2ALFA</text:p>
          </table:table-cell>
          <table:table-cell table:formula="of:=AVERAGE([.C40];[.D40];[.L40];[.M40])" office:value-type="float" office:value="0.13183621933605" calcext:value-type="float">
            <text:p>0.1318362193</text:p>
          </table:table-cell>
          <table:table-cell table:formula="of:=AVERAGE([.E40:.G40];[.N40:.P40])" office:value-type="float" office:value="0.191918327637333" calcext:value-type="float">
            <text:p>0.1919183276</text:p>
          </table:table-cell>
          <table:table-cell table:formula="of:=AVERAGE([.H40:.J40];[.Q40:.S40])" office:value-type="float" office:value="0.0833333333333333" calcext:value-type="float">
            <text:p>0.0833333333</text:p>
          </table:table-cell>
          <table:table-cell table:formula="of:=AVERAGE([.C40:.D40])" office:value-type="float" office:value="0.1113455988456" calcext:value-type="float">
            <text:p>0.1113455988</text:p>
          </table:table-cell>
          <table:table-cell table:formula="of:=AVERAGE([.E40:.G40])" office:value-type="float" office:value="0.173702867909333" calcext:value-type="float">
            <text:p>0.1737028679</text:p>
          </table:table-cell>
          <table:table-cell table:formula="of:=AVERAGE([.H40:.J40])" office:value-type="float" office:value="0.166666666666667" calcext:value-type="float">
            <text:p>0.1666666667</text:p>
          </table:table-cell>
          <table:table-cell table:formula="of:=AVERAGE([.L40:.M40])" office:value-type="float" office:value="0.1523268398265" calcext:value-type="float">
            <text:p>0.1523268398</text:p>
          </table:table-cell>
          <table:table-cell table:formula="of:=AVERAGE([.N40:.P40])" office:value-type="float" office:value="0.210133787365333" calcext:value-type="float">
            <text:p>0.2101337874</text:p>
          </table:table-cell>
          <table:table-cell table:formula="of:=AVERAGE([.Q40:.S40])" office:value-type="float" office:value="0" calcext:value-type="float">
            <text:p>0</text:p>
          </table:table-cell>
          <table:table-cell/>
          <table:table-cell office:value-type="string" calcext:value-type="string">
            <text:p>V2ALFA</text:p>
          </table:table-cell>
          <table:table-cell office:value-type="float" office:value="0.1113455988456" calcext:value-type="float">
            <text:p>0.1113455988</text:p>
          </table:table-cell>
          <table:table-cell office:value-type="float" office:value="0.173702867909333" calcext:value-type="float">
            <text:p>0.173702867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523268398265" calcext:value-type="float">
            <text:p>0.1523268398</text:p>
          </table:table-cell>
          <table:table-cell office:value-type="float" office:value="0.210133787365333" calcext:value-type="float">
            <text:p>0.210133787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1];[.D41];[.L41];[.M41])" office:value-type="float" office:value="0.16313131313125" calcext:value-type="float">
            <text:p>0.1631313131</text:p>
          </table:table-cell>
          <table:table-cell table:formula="of:=AVERAGE([.E41:.G41];[.N41:.P41])" office:value-type="float" office:value="0.185878024620617" calcext:value-type="float">
            <text:p>0.1858780246</text:p>
          </table:table-cell>
          <table:table-cell table:formula="of:=AVERAGE([.H41:.J41];[.Q41:.S41])" office:value-type="float" office:value="0.325" calcext:value-type="float">
            <text:p>0.325</text:p>
          </table:table-cell>
          <table:table-cell table:formula="of:=AVERAGE([.C41:.D41])" office:value-type="float" office:value="0.1935064935065" calcext:value-type="float">
            <text:p>0.1935064935</text:p>
          </table:table-cell>
          <table:table-cell table:formula="of:=AVERAGE([.E41:.G41])" office:value-type="float" office:value="0.167262053370667" calcext:value-type="float">
            <text:p>0.1672620534</text:p>
          </table:table-cell>
          <table:table-cell table:formula="of:=AVERAGE([.H41:.J41])" office:value-type="float" office:value="0.483333333333333" calcext:value-type="float">
            <text:p>0.4833333333</text:p>
          </table:table-cell>
          <table:table-cell table:formula="of:=AVERAGE([.L41:.M41])" office:value-type="float" office:value="0.132756132756" calcext:value-type="float">
            <text:p>0.1327561328</text:p>
          </table:table-cell>
          <table:table-cell table:formula="of:=AVERAGE([.N41:.P41])" office:value-type="float" office:value="0.204493995870567" calcext:value-type="float">
            <text:p>0.2044939959</text:p>
          </table:table-cell>
          <table:table-cell table:formula="of:=AVERAGE([.Q41:.S41])" office:value-type="float" office:value="0.166666666666667" calcext:value-type="float">
            <text:p>0.1666666667</text:p>
          </table:table-cell>
          <table:table-cell table:number-columns-repeated="2"/>
          <table:table-cell office:value-type="float" office:value="0.1935064935065" calcext:value-type="float">
            <text:p>0.1935064935</text:p>
          </table:table-cell>
          <table:table-cell office:value-type="float" office:value="0.167262053370667" calcext:value-type="float">
            <text:p>0.1672620534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132756132756" calcext:value-type="float">
            <text:p>0.1327561328</text:p>
          </table:table-cell>
          <table:table-cell office:value-type="float" office:value="0.204493995870567" calcext:value-type="float">
            <text:p>0.2044939959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2];[.D42];[.L42];[.M42])" office:value-type="float" office:value="0.24602633477625" calcext:value-type="float">
            <text:p>0.2460263348</text:p>
          </table:table-cell>
          <table:table-cell table:formula="of:=AVERAGE([.E42:.G42];[.N42:.P42])" office:value-type="float" office:value="0.2058178733925" calcext:value-type="float">
            <text:p>0.2058178734</text:p>
          </table:table-cell>
          <table:table-cell table:formula="of:=AVERAGE([.H42:.J42];[.Q42:.S42])" office:value-type="float" office:value="0.3" calcext:value-type="float">
            <text:p>0.3</text:p>
          </table:table-cell>
          <table:table-cell table:formula="of:=AVERAGE([.C42:.D42])" office:value-type="float" office:value="0.2420526695525" calcext:value-type="float">
            <text:p>0.2420526696</text:p>
          </table:table-cell>
          <table:table-cell table:formula="of:=AVERAGE([.E42:.G42])" office:value-type="float" office:value="0.180790271726667" calcext:value-type="float">
            <text:p>0.1807902717</text:p>
          </table:table-cell>
          <table:table-cell table:formula="of:=AVERAGE([.H42:.J42])" office:value-type="float" office:value="0.35" calcext:value-type="float">
            <text:p>0.35</text:p>
          </table:table-cell>
          <table:table-cell table:formula="of:=AVERAGE([.L42:.M42])" office:value-type="float" office:value="0.25" calcext:value-type="float">
            <text:p>0.25</text:p>
          </table:table-cell>
          <table:table-cell table:formula="of:=AVERAGE([.N42:.P42])" office:value-type="float" office:value="0.230845475058333" calcext:value-type="float">
            <text:p>0.2308454751</text:p>
          </table:table-cell>
          <table:table-cell table:formula="of:=AVERAGE([.Q42:.S42])" office:value-type="float" office:value="0.25" calcext:value-type="float">
            <text:p>0.25</text:p>
          </table:table-cell>
          <table:table-cell table:number-columns-repeated="2"/>
          <table:table-cell office:value-type="float" office:value="0.2420526695525" calcext:value-type="float">
            <text:p>0.2420526696</text:p>
          </table:table-cell>
          <table:table-cell office:value-type="float" office:value="0.180790271726667" calcext:value-type="float">
            <text:p>0.1807902717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30845475058333" calcext:value-type="float">
            <text:p>0.2308454751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3];[.D43];[.L43];[.M43])" office:value-type="float" office:value="0.302003968254" calcext:value-type="float">
            <text:p>0.3020039683</text:p>
          </table:table-cell>
          <table:table-cell table:formula="of:=AVERAGE([.E43:.G43];[.N43:.P43])" office:value-type="float" office:value="0.218988255813833" calcext:value-type="float">
            <text:p>0.2189882558</text:p>
          </table:table-cell>
          <table:table-cell table:formula="of:=AVERAGE([.H43:.J43];[.Q43:.S43])" office:value-type="float" office:value="0.575" calcext:value-type="float">
            <text:p>0.575</text:p>
          </table:table-cell>
          <table:table-cell table:formula="of:=AVERAGE([.C43:.D43])" office:value-type="float" office:value="0.349942279942" calcext:value-type="float">
            <text:p>0.3499422799</text:p>
          </table:table-cell>
          <table:table-cell table:formula="of:=AVERAGE([.E43:.G43])" office:value-type="float" office:value="0.228737970585" calcext:value-type="float">
            <text:p>0.2287379706</text:p>
          </table:table-cell>
          <table:table-cell table:formula="of:=AVERAGE([.H43:.J43])" office:value-type="float" office:value="0.483333333333333" calcext:value-type="float">
            <text:p>0.4833333333</text:p>
          </table:table-cell>
          <table:table-cell table:formula="of:=AVERAGE([.L43:.M43])" office:value-type="float" office:value="0.254065656566" calcext:value-type="float">
            <text:p>0.2540656566</text:p>
          </table:table-cell>
          <table:table-cell table:formula="of:=AVERAGE([.N43:.P43])" office:value-type="float" office:value="0.209238541042667" calcext:value-type="float">
            <text:p>0.209238541</text:p>
          </table:table-cell>
          <table:table-cell table:formula="of:=AVERAGE([.Q43:.S43])" office:value-type="float" office:value="0.666666666666667" calcext:value-type="float">
            <text:p>0.6666666667</text:p>
          </table:table-cell>
          <table:table-cell table:number-columns-repeated="2"/>
          <table:table-cell office:value-type="float" office:value="0.349942279942" calcext:value-type="float">
            <text:p>0.3499422799</text:p>
          </table:table-cell>
          <table:table-cell office:value-type="float" office:value="0.228737970585" calcext:value-type="float">
            <text:p>0.2287379706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254065656566" calcext:value-type="float">
            <text:p>0.2540656566</text:p>
          </table:table-cell>
          <table:table-cell office:value-type="float" office:value="0.209238541042667" calcext:value-type="float">
            <text:p>0.20923854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4];[.D44];[.L44];[.M44])" office:value-type="float" office:value="0.25132575757575" calcext:value-type="float">
            <text:p>0.2513257576</text:p>
          </table:table-cell>
          <table:table-cell table:formula="of:=AVERAGE([.E44:.G44];[.N44:.P44])" office:value-type="float" office:value="0.230843601620333" calcext:value-type="float">
            <text:p>0.2308436016</text:p>
          </table:table-cell>
          <table:table-cell table:formula="of:=AVERAGE([.H44:.J44];[.Q44:.S44])" office:value-type="float" office:value="0.675" calcext:value-type="float">
            <text:p>0.675</text:p>
          </table:table-cell>
          <table:table-cell table:formula="of:=AVERAGE([.C44:.D44])" office:value-type="float" office:value="0.262049062049" calcext:value-type="float">
            <text:p>0.262049062</text:p>
          </table:table-cell>
          <table:table-cell table:formula="of:=AVERAGE([.E44:.G44])" office:value-type="float" office:value="0.24038584502" calcext:value-type="float">
            <text:p>0.240385845</text:p>
          </table:table-cell>
          <table:table-cell table:formula="of:=AVERAGE([.H44:.J44])" office:value-type="float" office:value="0.858333333333333" calcext:value-type="float">
            <text:p>0.8583333333</text:p>
          </table:table-cell>
          <table:table-cell table:formula="of:=AVERAGE([.L44:.M44])" office:value-type="float" office:value="0.2406024531025" calcext:value-type="float">
            <text:p>0.2406024531</text:p>
          </table:table-cell>
          <table:table-cell table:formula="of:=AVERAGE([.N44:.P44])" office:value-type="float" office:value="0.221301358220667" calcext:value-type="float">
            <text:p>0.2213013582</text:p>
          </table:table-cell>
          <table:table-cell table:formula="of:=AVERAGE([.Q44:.S44])" office:value-type="float" office:value="0.491666666666667" calcext:value-type="float">
            <text:p>0.4916666667</text:p>
          </table:table-cell>
          <table:table-cell table:number-columns-repeated="2"/>
          <table:table-cell office:value-type="float" office:value="0.262049062049" calcext:value-type="float">
            <text:p>0.262049062</text:p>
          </table:table-cell>
          <table:table-cell office:value-type="float" office:value="0.24038584502" calcext:value-type="float">
            <text:p>0.240385845</text:p>
          </table:table-cell>
          <table:table-cell office:value-type="float" office:value="0.858333333333333" calcext:value-type="float">
            <text:p>0.8583333333</text:p>
          </table:table-cell>
          <table:table-cell office:value-type="float" office:value="0.2406024531025" calcext:value-type="float">
            <text:p>0.2406024531</text:p>
          </table:table-cell>
          <table:table-cell office:value-type="float" office:value="0.221301358220667" calcext:value-type="float">
            <text:p>0.2213013582</text:p>
          </table:table-cell>
          <table:table-cell office:value-type="float" office:value="0.491666666666667" calcext:value-type="float">
            <text:p>0.4916666667</text:p>
          </table:table-cell>
          <table:table-cell table:number-columns-repeated="3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3"/>
          <table:table-cell table:formula="of:=AVERAGE([.N48:.P48])" office:value-type="float" office:value="0.17495794329135" calcext:value-type="float">
            <text:p>0.1749579433</text:p>
          </table:table-cell>
          <table:table-cell table:number-columns-repeated="2"/>
          <table:table-cell table:formula="of:=AVERAGE([.Q48:.S48])" office:value-type="float" office:value="0.0805065369978333" calcext:value-type="float">
            <text:p>0.080506537</text:p>
          </table:table-cell>
          <table:table-cell/>
          <table:table-cell table:formula="of:=MIN([.N69:.N88];[.Q69:.Q88])" office:value-type="float" office:value="0.0539134425922222" calcext:value-type="float">
            <text:p>0.0539134426</text:p>
          </table:table-cell>
          <table:table-cell table:number-columns-repeated="37"/>
        </table:table-row>
        <table:table-row table:style-name="ro1">
          <table:table-cell table:number-columns-repeated="13"/>
          <table:table-cell table:formula="of:=AVERAGE([.N49:.P49])" office:value-type="float" office:value="0.113861981337561" calcext:value-type="float">
            <text:p>0.1138619813</text:p>
          </table:table-cell>
          <table:table-cell table:number-columns-repeated="2"/>
          <table:table-cell table:formula="of:=AVERAGE([.Q49:.S49])" office:value-type="float" office:value="0.1869508350649" calcext:value-type="float">
            <text:p>0.186950835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0:.P50])" office:value-type="float" office:value="0.26341158398465" calcext:value-type="float">
            <text:p>0.263411584</text:p>
          </table:table-cell>
          <table:table-cell table:number-columns-repeated="2"/>
          <table:table-cell table:formula="of:=AVERAGE([.Q50:.S50])" office:value-type="float" office:value="0.0758854962856778" calcext:value-type="float">
            <text:p>0.0758854963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1:.P51])" office:value-type="float" office:value="0.295847417080905" calcext:value-type="float">
            <text:p>0.2958474171</text:p>
          </table:table-cell>
          <table:table-cell table:number-columns-repeated="2"/>
          <table:table-cell table:formula="of:=AVERAGE([.Q51:.S51])" office:value-type="float" office:value="0.266616176627111" calcext:value-type="float">
            <text:p>0.266616176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2:.P52])" office:value-type="float" office:value="0.313954952856055" calcext:value-type="float">
            <text:p>0.3139549529</text:p>
          </table:table-cell>
          <table:table-cell table:number-columns-repeated="2"/>
          <table:table-cell table:formula="of:=AVERAGE([.Q52:.S52])" office:value-type="float" office:value="0.328314772053889" calcext:value-type="float">
            <text:p>0.328314772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3:.P53])" office:value-type="float" office:value="0.300662418232422" calcext:value-type="float">
            <text:p>0.3006624182</text:p>
          </table:table-cell>
          <table:table-cell table:number-columns-repeated="2"/>
          <table:table-cell table:formula="of:=AVERAGE([.Q53:.S53])" office:value-type="float" office:value="0.132723674547644" calcext:value-type="float">
            <text:p>0.1327236745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4:.P54])" office:value-type="float" office:value="0.246406335172411" calcext:value-type="float">
            <text:p>0.2464063352</text:p>
          </table:table-cell>
          <table:table-cell table:number-columns-repeated="2"/>
          <table:table-cell table:formula="of:=AVERAGE([.Q54:.S54])" office:value-type="float" office:value="0.358511123658833" calcext:value-type="float">
            <text:p>0.3585111237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5:.P55])" office:value-type="float" office:value="0.403973094393611" calcext:value-type="float">
            <text:p>0.4039730944</text:p>
          </table:table-cell>
          <table:table-cell table:number-columns-repeated="2"/>
          <table:table-cell table:formula="of:=AVERAGE([.Q55:.S55])" office:value-type="float" office:value="0.193435259013556" calcext:value-type="float">
            <text:p>0.19343525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6:.P56])" office:value-type="float" office:value="0.473777810959445" calcext:value-type="float">
            <text:p>0.473777811</text:p>
          </table:table-cell>
          <table:table-cell table:number-columns-repeated="2"/>
          <table:table-cell table:formula="of:=AVERAGE([.Q56:.S56])" office:value-type="float" office:value="0.364471168933611" calcext:value-type="float">
            <text:p>0.364471168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7:.P57])" office:value-type="float" office:value="0.480727983954167" calcext:value-type="float">
            <text:p>0.480727984</text:p>
          </table:table-cell>
          <table:table-cell table:number-columns-repeated="2"/>
          <table:table-cell table:formula="of:=AVERAGE([.Q57:.S57])" office:value-type="float" office:value="0.332244111147222" calcext:value-type="float">
            <text:p>0.332244111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8:.P58])" office:value-type="float" office:value="0.0971270321215389" calcext:value-type="float">
            <text:p>0.0971270321</text:p>
          </table:table-cell>
          <table:table-cell table:number-columns-repeated="2"/>
          <table:table-cell table:formula="of:=AVERAGE([.Q58:.S58])" office:value-type="float" office:value="0.0539134425922222" calcext:value-type="float">
            <text:p>0.053913442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9:.P59])" office:value-type="float" office:value="0.389600338172333" calcext:value-type="float">
            <text:p>0.3896003382</text:p>
          </table:table-cell>
          <table:table-cell table:number-columns-repeated="2"/>
          <table:table-cell table:formula="of:=AVERAGE([.Q59:.S59])" office:value-type="float" office:value="0.116832575963767" calcext:value-type="float">
            <text:p>0.11683257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0:.P60])" office:value-type="float" office:value="0.191606190101406" calcext:value-type="float">
            <text:p>0.1916061901</text:p>
          </table:table-cell>
          <table:table-cell table:number-columns-repeated="2"/>
          <table:table-cell table:formula="of:=AVERAGE([.Q60:.S60])" office:value-type="float" office:value="0.101236721606867" calcext:value-type="float">
            <text:p>0.101236721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1:.P61])" office:value-type="float" office:value="0.251560275332211" calcext:value-type="float">
            <text:p>0.2515602753</text:p>
          </table:table-cell>
          <table:table-cell table:number-columns-repeated="2"/>
          <table:table-cell table:formula="of:=AVERAGE([.Q61:.S61])" office:value-type="float" office:value="0.248982590909745" calcext:value-type="float">
            <text:p>0.248982590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2:.P62])" office:value-type="float" office:value="0.399909263900389" calcext:value-type="float">
            <text:p>0.3999092639</text:p>
          </table:table-cell>
          <table:table-cell table:number-columns-repeated="2"/>
          <table:table-cell table:formula="of:=AVERAGE([.Q62:.S62])" office:value-type="float" office:value="0.248132213384444" calcext:value-type="float">
            <text:p>0.2481322134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3:.P63])" office:value-type="float" office:value="0.150571711140533" calcext:value-type="float">
            <text:p>0.1505717111</text:p>
          </table:table-cell>
          <table:table-cell table:number-columns-repeated="2"/>
          <table:table-cell table:formula="of:=AVERAGE([.Q63:.S63])" office:value-type="float" office:value="0.120820209063944" calcext:value-type="float">
            <text:p>0.120820209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4:.P64])" office:value-type="float" office:value="0.2813672934035" calcext:value-type="float">
            <text:p>0.2813672934</text:p>
          </table:table-cell>
          <table:table-cell table:number-columns-repeated="2"/>
          <table:table-cell table:formula="of:=AVERAGE([.Q64:.S64])" office:value-type="float" office:value="0.167972265097745" calcext:value-type="float">
            <text:p>0.167972265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5:.P65])" office:value-type="float" office:value="0.257614313759722" calcext:value-type="float">
            <text:p>0.2576143138</text:p>
          </table:table-cell>
          <table:table-cell table:number-columns-repeated="2"/>
          <table:table-cell table:formula="of:=AVERAGE([.Q65:.S65])" office:value-type="float" office:value="0.243615158352778" calcext:value-type="float">
            <text:p>0.2436151584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6:.P66])" office:value-type="float" office:value="0.354004527953444" calcext:value-type="float">
            <text:p>0.354004528</text:p>
          </table:table-cell>
          <table:table-cell table:number-columns-repeated="2"/>
          <table:table-cell table:formula="of:=AVERAGE([.Q66:.S66])" office:value-type="float" office:value="0.376656954758445" calcext:value-type="float">
            <text:p>0.3766569548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7:.P67])" office:value-type="float" office:value="0.453589413467444" calcext:value-type="float">
            <text:p>0.4535894135</text:p>
          </table:table-cell>
          <table:table-cell table:number-columns-repeated="2"/>
          <table:table-cell table:formula="of:=AVERAGE([.Q67:.S67])" office:value-type="float" office:value="0.317856825996611" calcext:value-type="float">
            <text:p>0.317856826</text:p>
          </table:table-cell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A25:Sheet1.S41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22:26:46.38301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36:11.669185468</meta:creation-date>
    <dc:date>2015-06-20T23:42:24.914860274</dc:date>
    <meta:editing-duration>PT29M14S</meta:editing-duration>
    <meta:editing-cycles>6</meta:editing-cycles>
    <meta:generator>LibreOffice/4.2.8.2$Linux_X86_64 LibreOffice_project/420m0$Build-2</meta:generator>
    <meta:document-statistic meta:table-count="1" meta:cell-count="1630" meta:object-count="0"/>
  </office:meta>
</office:document-meta>
</file>